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ＭＳ Ｐゴシック" svg:font-family="'ＭＳ Ｐゴシック'" style:font-family-generic="swiss"/>
    <style:font-face style:name="ＭＳ Ｐゴシック1" svg:font-family="'ＭＳ Ｐゴシック'" style:font-family-generic="modern"/>
  </office:font-face-decls>
  <office:automatic-styles>
    <style:style style:name="co1" style:family="table-column">
      <style:table-column-properties fo:break-before="auto" style:column-width="0.517cm"/>
    </style:style>
    <style:style style:name="co2" style:family="table-column">
      <style:table-column-properties fo:break-before="page" style:column-width="0.517cm"/>
    </style:style>
    <style:style style:name="co3" style:family="table-column">
      <style:table-column-properties fo:break-before="auto" style:column-width="2.263cm"/>
    </style:style>
    <style:style style:name="ro1" style:family="table-row">
      <style:table-row-properties style:row-height="0.476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635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3.334cm" fo:break-before="auto" style:use-optimal-row-height="false"/>
    </style:style>
    <style:style style:name="ro6" style:family="table-row">
      <style:table-row-properties style:row-height="3.784cm" fo:break-before="auto" style:use-optimal-row-height="false"/>
    </style:style>
    <style:style style:name="ro7" style:family="table-row">
      <style:table-row-properties style:row-height="2.09cm" fo:break-before="auto" style:use-optimal-row-height="false"/>
    </style:style>
    <style:style style:name="ro8" style:family="table-row">
      <style:table-row-properties style:row-height="1.482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0.953cm" fo:break-before="auto" style:use-optimal-row-height="false"/>
    </style:style>
    <style:style style:name="ro11" style:family="table-row">
      <style:table-row-properties style:row-height="2.328cm" fo:break-before="auto" style:use-optimal-row-height="false"/>
    </style:style>
    <style:style style:name="ro12" style:family="table-row">
      <style:table-row-properties style:row-height="0.446cm" fo:break-before="auto" style:use-optimal-row-height="true"/>
    </style:style>
    <style:style style:name="ro13" style:family="table-row">
      <style:table-row-properties style:row-height="1.535cm" fo:break-before="auto" style:use-optimal-row-height="false"/>
    </style:style>
    <style:style style:name="ro14" style:family="table-row">
      <style:table-row-properties style:row-height="1.879cm" fo:break-before="auto" style:use-optimal-row-height="false"/>
    </style:style>
    <style:style style:name="ro15" style:family="table-row">
      <style:table-row-properties style:row-height="2.275cm" fo:break-before="auto" style:use-optimal-row-height="false"/>
    </style:style>
    <style:style style:name="ro16" style:family="table-row">
      <style:table-row-properties style:row-height="1.429cm" fo:break-before="auto" style:use-optimal-row-height="false"/>
    </style:style>
    <style:style style:name="ro17" style:family="table-row">
      <style:table-row-properties style:row-height="0.487cm" fo:break-before="page" style:use-optimal-row-height="true"/>
    </style:style>
    <style:style style:name="ro18" style:family="table-row">
      <style:table-row-properties style:row-height="0.847cm" fo:break-before="auto" style:use-optimal-row-height="false"/>
    </style:style>
    <style:style style:name="ro19" style:family="table-row">
      <style:table-row-properties style:row-height="0.291cm" fo:break-before="auto" style:use-optimal-row-height="false"/>
    </style:style>
    <style:style style:name="ro20" style:family="table-row">
      <style:table-row-properties style:row-height="0.45cm" fo:break-before="auto" style:use-optimal-row-height="true"/>
    </style:style>
    <style:style style:name="ro21" style:family="table-row">
      <style:table-row-properties style:row-height="0.45cm" fo:break-before="page" style:use-optimal-row-height="true"/>
    </style:style>
    <style:style style:name="ta1" style:family="table" style:master-page-name="PageStyle_5f_レビュー前セルフチェック記録表_5f_Task._25cf__25cf_">
      <style:table-properties table:display="true" style:writing-mode="lr-tb"/>
    </style:style>
    <style:style style:name="ta2" style:family="table" style:master-page-name="PageStyle_5f_レビュー記録表_5f_Task._25cf__25cf_">
      <style:table-properties table:display="true" style:writing-mode="lr-tb"/>
    </style:style>
    <number:date-style style:name="N36" number:automatic-order="true">
      <number:year number:style="long"/>
      <number:text>/</number:text>
      <number:month number:style="long"/>
      <number:text>/</number:text>
      <number:day number:style="long"/>
    </number:date-style>
    <number:time-style style:name="N60">
      <number:hours/>
      <number:text>:</number:text>
      <number:minutes number:style="long"/>
    </number:time-style>
    <style:style style:name="ce1"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1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29'.C59"/>
      <style:map style:condition="is-true-formula(AND(#REF!=&quot;対応不要&quot;;#REF!=&quot;OK&quot;))" style:apply-style-name="ConditionalStyle_5f_5" style:base-cell-address="'レビュー前セルフチェック記録表_Task.29'.C59"/>
      <style:map style:condition="is-true-formula(AND(#REF!=&quot;完了&quot;;#REF!=&quot;OK&quot;))" style:apply-style-name="ConditionalStyle_5f_6" style:base-cell-address="'レビュー前セルフチェック記録表_Task.29'.C59"/>
    </style:style>
    <style:style style:name="ce1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1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1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14"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29'.C59"/>
      <style:map style:condition="is-true-formula(AND(#REF!=&quot;対応不要&quot;;#REF!=&quot;OK&quot;))" style:apply-style-name="ConditionalStyle_5f_5" style:base-cell-address="'レビュー前セルフチェック記録表_Task.29'.C59"/>
      <style:map style:condition="is-true-formula(AND(#REF!=&quot;完了&quot;;#REF!=&quot;OK&quot;))" style:apply-style-name="ConditionalStyle_5f_6" style:base-cell-address="'レビュー前セルフチェック記録表_Task.29'.C59"/>
    </style:style>
    <style:style style:name="ce36" style:family="table-cell" style:parent-style-name="Default">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42"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51"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4" style:family="table-cell" style:parent-style-name="Default" style:data-style-name="N6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0" style:base-cell-address="'レビュー前セルフチェック記録表_Task.29'.A12"/>
      <style:map style:condition="is-true-formula(AND(#REF!=&quot;対応不要&quot;;#REF!=&quot;OK&quot;))" style:apply-style-name="ConditionalStyle_5f_11" style:base-cell-address="'レビュー前セルフチェック記録表_Task.29'.A12"/>
      <style:map style:condition="is-true-formula(AND(#REF!=&quot;完了&quot;;#REF!=&quot;OK&quot;))" style:apply-style-name="ConditionalStyle_5f_12" style:base-cell-address="'レビュー前セルフチェック記録表_Task.29'.A12"/>
    </style:style>
    <style:style style:name="ce56"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0" style:base-cell-address="'レビュー前セルフチェック記録表_Task.29'.A12"/>
      <style:map style:condition="is-true-formula(AND(#REF!=&quot;対応不要&quot;;#REF!=&quot;OK&quot;))" style:apply-style-name="ConditionalStyle_5f_11" style:base-cell-address="'レビュー前セルフチェック記録表_Task.29'.A12"/>
      <style:map style:condition="is-true-formula(AND(#REF!=&quot;完了&quot;;#REF!=&quot;OK&quot;))" style:apply-style-name="ConditionalStyle_5f_12" style:base-cell-address="'レビュー前セルフチェック記録表_Task.29'.A12"/>
    </style:style>
    <style:style style:name="ce2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0" style:base-cell-address="'レビュー前セルフチェック記録表_Task.29'.A12"/>
      <style:map style:condition="is-true-formula(AND(#REF!=&quot;対応不要&quot;;#REF!=&quot;OK&quot;))" style:apply-style-name="ConditionalStyle_5f_11" style:base-cell-address="'レビュー前セルフチェック記録表_Task.29'.A12"/>
      <style:map style:condition="is-true-formula(AND(#REF!=&quot;完了&quot;;#REF!=&quot;OK&quot;))" style:apply-style-name="ConditionalStyle_5f_12" style:base-cell-address="'レビュー前セルフチェック記録表_Task.29'.A12"/>
    </style:style>
    <style:style style:name="ce2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7" style:base-cell-address="'レビュー前セルフチェック記録表_Task.29'.C59"/>
      <style:map style:condition="is-true-formula(AND(#REF!=&quot;対応不要&quot;;#REF!=&quot;OK&quot;))" style:apply-style-name="ConditionalStyle_5f_8" style:base-cell-address="'レビュー前セルフチェック記録表_Task.29'.C59"/>
      <style:map style:condition="is-true-formula(AND(#REF!=&quot;完了&quot;;#REF!=&quot;OK&quot;))" style:apply-style-name="ConditionalStyle_5f_9" style:base-cell-address="'レビュー前セルフチェック記録表_Task.29'.C59"/>
    </style:style>
    <style:style style:name="ce3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3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REF!=&quot;NG&quot;)" style:apply-style-name="ConditionalStyle_5f_4" style:base-cell-address="'レビュー前セルフチェック記録表_Task.29'.C59"/>
      <style:map style:condition="is-true-formula(AND(#REF!=&quot;対応不要&quot;;#REF!=&quot;OK&quot;))" style:apply-style-name="ConditionalStyle_5f_5" style:base-cell-address="'レビュー前セルフチェック記録表_Task.29'.C59"/>
      <style:map style:condition="is-true-formula(AND(#REF!=&quot;完了&quot;;#REF!=&quot;OK&quot;))" style:apply-style-name="ConditionalStyle_5f_6" style:base-cell-address="'レビュー前セルフチェック記録表_Task.29'.C59"/>
    </style:style>
    <style:style style:name="ce3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1" style:base-cell-address="'レビュー前セルフチェック記録表_Task.29'.A12"/>
      <style:map style:condition="is-true-formula(AND(#REF!=&quot;対応不要&quot;;#REF!=&quot;OK&quot;))" style:apply-style-name="ConditionalStyle_5f_2" style:base-cell-address="'レビュー前セルフチェック記録表_Task.29'.A12"/>
      <style:map style:condition="is-true-formula(AND(#REF!=&quot;完了&quot;;#REF!=&quot;OK&quot;))" style:apply-style-name="ConditionalStyle_5f_3" style:base-cell-address="'レビュー前セルフチェック記録表_Task.29'.A12"/>
    </style:style>
    <style:style style:name="ce3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REF!=&quot;NG&quot;)" style:apply-style-name="ConditionalStyle_5f_4" style:base-cell-address="'レビュー前セルフチェック記録表_Task.29'.C59"/>
      <style:map style:condition="is-true-formula(AND(#REF!=&quot;対応不要&quot;;#REF!=&quot;OK&quot;))" style:apply-style-name="ConditionalStyle_5f_5" style:base-cell-address="'レビュー前セルフチェック記録表_Task.29'.C59"/>
      <style:map style:condition="is-true-formula(AND(#REF!=&quot;完了&quot;;#REF!=&quot;OK&quot;))" style:apply-style-name="ConditionalStyle_5f_6" style:base-cell-address="'レビュー前セルフチェック記録表_Task.29'.C59"/>
    </style:style>
    <style:style style:name="ce74"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5" style:family="table-cell" style:parent-style-name="標準_5f_開発計画_5f_110720_5f_v11"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76" style:family="table-cell" style:parent-style-name="標準_5f_開発計画_5f_110720_5f_v11">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 style:family="table-cell" style:parent-style-name="Default" style:data-style-name="N13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79" style:family="table-cell" style:parent-style-name="標準_5f_開発計画_5f_110720_5f_v11">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 style:family="table-cell" style:parent-style-name="標準_5f_開発計画_5f_110720_5f_v11"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81"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 style:family="table-cell" style:parent-style-name="Excel_20_Built-in_20_Explanatory_20_Text" style:data-style-name="N0">
      <style:table-cell-properties fo:border-bottom="1.76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8"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4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5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91"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94"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95" style:family="table-cell" style:parent-style-name="Excel_20_Built-in_20_Explanatory_20_Text" style:data-style-name="N0">
      <style:table-cell-properties fo:border-bottom="1.76pt solid #000000" style:cell-protect="protected" style:print-content="true"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2pt" fo:font-style="normal" fo:text-shadow="none" style:text-underline-style="none" fo:font-weight="normal" style:font-name-asian="ＭＳ Ｐゴシック1" style:font-size-asian="12pt" style:font-style-asian="normal" style:font-weight-asian="normal" style:font-size-complex="12pt" style:font-style-complex="normal" style:font-weight-complex="normal"/>
    </style:style>
    <style:style style:name="ce96" style:family="table-cell" style:parent-style-name="Default"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7" style:family="table-cell" style:parent-style-name="Default" style:data-style-name="N6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8"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 style:family="table-cell" style:parent-style-name="Excel_20_Built-in_20_Explanatory_20_Text"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02" style:family="table-cell" style:parent-style-name="Excel_20_Built-in_20_Explanatory_20_Text">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6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6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6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107" style:family="table-cell" style:parent-style-name="Excel_20_Built-in_20_Explanatory_20_Text">
      <style:table-cell-properties fo:border-bottom="0.74pt solid #000000" fo:background-color="#ccffff"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8" style:family="table-cell" style:parent-style-name="Excel_20_Built-in_20_Explanatory_20_Text" style:data-style-name="N36">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0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7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72"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ce7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is-true-formula([.$AZ10]=&quot;NG&quot;)" style:apply-style-name="ConditionalStyle_5f_22" style:base-cell-address="'レビュー記録表_Task.29'.A10"/>
      <style:map style:condition="is-true-formula(AND([.$AV10]=&quot;対応不要&quot;;[.$AZ10]=&quot;OK&quot;))" style:apply-style-name="ConditionalStyle_5f_23" style:base-cell-address="'レビュー記録表_Task.29'.A10"/>
      <style:map style:condition="is-true-formula(AND([.$AV10]=&quot;完了&quot;;[.$AZ10]=&quot;OK&quot;))" style:apply-style-name="ConditionalStyle_5f_24" style:base-cell-address="'レビュー記録表_Task.29'.A10"/>
    </style:style>
    <style:style style:name="gr1" style:family="graphic">
      <style:graphic-properties draw:stroke="solid" svg:stroke-width="0cm" svg:stroke-color="#3465a4" draw:fill="solid" draw:fill-color="#729fcf" draw:textarea-vertical-align="top" draw:auto-grow-height="false" draw:fit-to-size="false" style:shrink-to-fit="false" fo:min-height="0cm" fo:min-width="0cm" fo:padding-top="0cm" fo:padding-bottom="0cm" fo:padding-left="0cm" fo:padding-right="0cm" fo:wrap-option="no-wrap"/>
      <style:paragraph-properties fo:margin-top="0cm" fo:margin-bottom="0cm" fo:line-height="100%" fo:text-align="start"/>
      <style:text-properties fo:font-size="18pt"/>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solid" draw:fill-color="#729fcf"/>
      <style:paragraph-properties fo:margin-top="0cm" fo:margin-bottom="0cm" fo:line-height="100%" fo:text-align="start" style:writing-mode="lr-tb"/>
      <style:text-properties fo:font-size="18pt"/>
    </style:style>
    <style:style style:name="T1" style:family="text">
      <style:text-properties fo:font-variant="normal" fo:text-transform="none" fo:color="#000000" loext:opacity="100%" style:text-outline="false" style:text-line-through-style="none" style:text-line-through-type="none" style:text-position="0% 100%" fo:font-family="游明朝" fo:font-size="12pt" fo:letter-spacing="normal"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fo:font-family="游明朝"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text-position="0% 100%" fo:font-family="游明朝" fo:font-size="12pt" fo:letter-spacing="normal" fo:language="en" fo:country="US" fo:font-style="normal" style:text-underline-style="none" fo:font-weight="normal" fo:background-color="transparent"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style:style style:name="T5" style:family="text">
      <style:text-properties fo:color="#3f5fbf"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style:style style:name="T6" style:family="text">
      <style:text-properties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fo:color="#ff0000"/>
    </style:style>
    <style:style style:name="T7" style:family="text">
      <style:text-properties style:font-name="ＭＳ Ｐゴシック1" fo:font-size="10pt" style:text-underline-style="none" style:text-underline-color="font-color" style:text-line-through-type="none" fo:font-style="normal" style:text-outline="false" fo:text-shadow="none" style:text-position="0% 100%" style:font-name-asian="ＭＳ Ｐゴシック1" style:font-size-asian="10pt" style:font-size-complex="10pt" style:font-style-asian="normal" style:font-style-complex="normal" fo:color="#4e95d9" fo:font-weight="bold" style:font-weight-asian="bold" style:font-weight-complex="bold"/>
    </style:style>
    <style:style style:name="T8" style:family="text">
      <style:text-properties style:font-name="ＭＳ Ｐゴシック1" fo:font-size="10pt" style:text-underline-style="none" style:text-underline-color="font-color" style:text-line-through-type="none" fo:font-style="normal" style:text-outline="false" fo:text-shadow="none" style:text-position="0% 100%" style:font-name-asian="ＭＳ Ｐゴシック1" style:font-size-asian="10pt" style:font-size-complex="10pt" style:font-style-asian="normal" style:font-style-complex="normal" fo:color="#3f5fbf" fo:font-weight="normal" style:font-weight-asian="normal" style:font-weight-complex="normal"/>
    </style:style>
    <style:style style:name="T9" style:family="text">
      <style:text-properties style:font-name="ＭＳ Ｐゴシック1" fo:font-size="10pt" style:text-underline-style="none" style:text-underline-color="font-color" style:text-line-through-type="none" fo:font-style="normal" style:text-outline="false" fo:text-shadow="none" style:text-position="0% 100%" style:font-name-asian="ＭＳ Ｐゴシック1" style:font-size-asian="10pt" style:font-size-complex="10pt" style:font-style-asian="normal" style:font-style-complex="normal" fo:font-weight="normal" style:font-weight-asian="normal" style:font-weight-complex="normal" fo:color="#ff0000"/>
    </style:style>
    <style:style style:name="T10"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name-asian="ＭＳ Ｐゴシック" style:font-size-asian="10pt" style:font-size-complex="10pt" style:font-weight-asian="normal" style:font-weight-complex="normal" style:font-style-asian="normal" style:font-style-complex="normal"/>
    </style:style>
    <style:style style:name="T11" style:family="text">
      <style:text-properties fo:color="#215f9a" style:font-name="ＭＳ Ｐゴシック1" fo:font-size="10pt" fo:font-weight="normal" style:text-underline-style="none" style:text-underline-color="font-color" style:text-line-through-type="none" fo:font-style="normal" style:text-outline="false" fo:text-shadow="none" style:text-position="0% 100%" style:font-name-asian="ＭＳ Ｐゴシック1" style:font-size-asian="10pt" style:font-size-complex="10pt" style:font-weight-asian="normal" style:font-weight-complex="normal" style:font-style-asian="normal" style:font-style-complex="normal"/>
    </style:style>
    <style:style style:name="T12"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215f9a" style:font-name="ＭＳ Ｐゴシック1" style:font-name-asian="ＭＳ Ｐゴシック1"/>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1" style:font-name-asian="ＭＳ Ｐゴシック1"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OK&quot;;&quot;NG&quot;)" table:allow-empty-cell="true" table:display-list="unsorted" table:base-cell-address="'レビュー前セルフチェック記録表_Task.29'.AI8">
          <table:help-message table:display="true"/>
          <table:error-message table:message-type="stop" table:display="true"/>
        </table:content-validation>
        <table:content-validation table:name="val2" table:condition="of:cell-content-is-in-list(&quot;&quot;;&quot;OK&quot;;&quot;NG&quot;;&quot;不要&quot;)" table:allow-empty-cell="true" table:display-list="unsorted" table:base-cell-address="'レビュー前セルフチェック記録表_Task.29'.AJ12">
          <table:help-message table:display="true"/>
          <table:error-message table:message-type="stop" table:display="true"/>
        </table:content-validation>
        <table:content-validation table:name="val3" table:condition="of:cell-content-is-in-list(&quot;書面&quot;;&quot;対面&quot;)" table:allow-empty-cell="true" table:display-list="unsorted" table:base-cell-address="'レビュー前セルフチェック記録表_Task.29'.AU6">
          <table:help-message table:display="true"/>
          <table:error-message table:message-type="stop" table:display="true"/>
        </table:content-validation>
        <table:content-validation table:name="val4" table:condition="of:cell-content-is-in-list(&quot;書面&quot;;&quot;対面&quot;)" table:allow-empty-cell="true" table:display-list="unsorted" table:base-cell-address="'レビュー前セルフチェック記録表_Task.29'.AT6">
          <table:help-message table:display="true"/>
          <table:error-message table:message-type="stop" table:display="true"/>
        </table:content-validation>
        <table:content-validation table:name="val5" table:condition="of:cell-content-is-in-list(&quot;着手中&quot;;&quot;完了&quot;;&quot;対応不要&quot;)" table:allow-empty-cell="true" table:display-list="unsorted" table:base-cell-address="'レビュー前セルフチェック記録表_Task.29'.AV10">
          <table:help-message table:display="true"/>
          <table:error-message table:message-type="stop" table:display="true"/>
        </table:content-validation>
        <table:content-validation table:name="val6" table:condition="of:cell-content-is-in-list(&quot;要（書面）&quot;;&quot;要（対面）&quot;;&quot;不要&quot;)" table:allow-empty-cell="true" table:display-list="unsorted" table:base-cell-address="'レビュー前セルフチェック記録表_Task.29'.AY7">
          <table:help-message table:display="true"/>
          <table:error-message table:message-type="stop" table:display="true"/>
        </table:content-validation>
        <table:content-validation table:name="val7" table:condition="of:cell-content-is-in-list(&quot;&quot;;&quot;OK&quot;;&quot;NG&quot;)" table:allow-empty-cell="true" table:display-list="unsorted" table:base-cell-address="'レビュー前セルフチェック記録表_Task.29'.AZ10">
          <table:help-message table:display="true"/>
          <table:error-message table:message-type="stop" table:display="true"/>
        </table:content-validation>
      </table:content-validations>
      <table:table table:name="レビュー前セルフチェック記録表_Task.29" table:style-name="ta1">
        <office:forms form:automatic-focus="false" form:apply-design-mode="false"/>
        <table:table-column table:style-name="co1" table:number-columns-repeated="55" table:default-cell-style-name="Default"/>
        <table:table-column table:style-name="co2" table:default-cell-style-name="Default"/>
        <table:table-column table:style-name="co1" table:number-columns-repeated="16327" table:default-cell-style-name="Default"/>
        <table:table-column table:style-name="co3" table:default-cell-style-name="Default"/>
        <table:table-row table:style-name="ro1">
          <table:table-cell table:number-columns-repeated="16384"/>
        </table:table-row>
        <table:table-row table:style-name="ro1">
          <table:table-cell table:style-name="ce1" office:value-type="string" calcext:value-type="string" table:number-columns-spanned="9" table:number-rows-spanned="1">
            <text:p>プロジェクト名</text:p>
          </table:table-cell>
          <table:covered-table-cell table:number-columns-repeated="8" table:style-name="ce1"/>
          <table:table-cell table:style-name="ce37" office:value-type="string" calcext:value-type="string" table:number-columns-spanned="8" table:number-rows-spanned="1">
            <text:p>システム名</text:p>
          </table:table-cell>
          <table:covered-table-cell table:number-columns-repeated="7" table:style-name="ce37"/>
          <table:table-cell table:style-name="ce41" office:value-type="string" calcext:value-type="string" table:number-columns-spanned="18" table:number-rows-spanned="1">
            <text:p>レビュー前セルフチェック表</text:p>
          </table:table-cell>
          <table:covered-table-cell table:number-columns-repeated="17" table:style-name="ce41"/>
          <table:table-cell table:style-name="ce56" office:value-type="string" calcext:value-type="string" table:number-columns-spanned="5" table:number-rows-spanned="1">
            <text:p>作成者</text:p>
          </table:table-cell>
          <table:covered-table-cell table:number-columns-repeated="4" table:style-name="ce56"/>
          <table:table-cell table:style-name="ce74" office:value-type="string" calcext:value-type="string" table:number-columns-spanned="5" table:number-rows-spanned="1">
            <text:p>作成日</text:p>
          </table:table-cell>
          <table:covered-table-cell table:number-columns-repeated="4" table:style-name="ce74"/>
          <table:table-cell table:style-name="ce74" office:value-type="string" calcext:value-type="string" table:number-columns-spanned="5" table:number-rows-spanned="1">
            <text:p>更新者</text:p>
          </table:table-cell>
          <table:covered-table-cell table:number-columns-repeated="4" table:style-name="ce74"/>
          <table:table-cell table:style-name="ce79" office:value-type="string" calcext:value-type="string" table:number-columns-spanned="5" table:number-rows-spanned="1">
            <text:p>更新日</text:p>
          </table:table-cell>
          <table:covered-table-cell table:number-columns-repeated="4" table:style-name="ce79"/>
          <table:table-cell table:number-columns-repeated="16329"/>
        </table:table-row>
        <table:table-row table:style-name="ro1">
          <table:table-cell table:style-name="ce2" office:value-type="string" calcext:value-type="string" table:number-columns-spanned="9" table:number-rows-spanned="2">
            <text:p>体験型Java研修</text:p>
          </table:table-cell>
          <table:covered-table-cell table:number-columns-repeated="8" table:style-name="ce2"/>
          <table:table-cell table:style-name="ce39" office:value-type="string" calcext:value-type="string" table:number-columns-spanned="8" table:number-rows-spanned="2">
            <text:p>LMS学習管理システム</text:p>
          </table:table-cell>
          <table:covered-table-cell table:number-columns-repeated="7" table:style-name="ce39"/>
          <table:table-cell table:style-name="ce42" office:value-type="string" calcext:value-type="string" table:number-columns-spanned="18" table:number-rows-spanned="2">
            <text:p>ソースコード</text:p>
          </table:table-cell>
          <table:covered-table-cell table:number-columns-repeated="17" table:style-name="ce42"/>
          <table:table-cell table:style-name="ce57" office:value-type="string" calcext:value-type="string" table:number-columns-spanned="5" table:number-rows-spanned="2">
            <text:p>佐藤</text:p>
          </table:table-cell>
          <table:covered-table-cell table:number-columns-repeated="4" table:style-name="ce57"/>
          <table:table-cell table:style-name="ce35" office:value-type="date" office:date-value="2025-10-16" calcext:value-type="date" table:number-columns-spanned="5" table:number-rows-spanned="2">
            <text:p>2025/10/16</text:p>
          </table:table-cell>
          <table:covered-table-cell table:number-columns-repeated="4" table:style-name="ce35"/>
          <table:table-cell table:style-name="ce76" office:value-type="string" calcext:value-type="string" table:number-columns-spanned="5" table:number-rows-spanned="2">
            <text:p>佐藤</text:p>
          </table:table-cell>
          <table:covered-table-cell table:number-columns-repeated="4" table:style-name="ce76"/>
          <table:table-cell table:style-name="ce40" office:value-type="date" office:date-value="2025-10-16" calcext:value-type="date" table:number-columns-spanned="5" table:number-rows-spanned="2">
            <text:p>2025/10/16</text:p>
          </table:table-cell>
          <table:covered-table-cell table:number-columns-repeated="4" table:style-name="ce40"/>
          <table:table-cell table:number-columns-repeated="16329"/>
        </table:table-row>
        <table:table-row table:style-name="ro1">
          <table:covered-table-cell table:number-columns-repeated="9" table:style-name="ce2"/>
          <table:covered-table-cell table:number-columns-repeated="8" table:style-name="ce39"/>
          <table:covered-table-cell table:number-columns-repeated="18" table:style-name="ce42"/>
          <table:covered-table-cell table:number-columns-repeated="5" table:style-name="ce57"/>
          <table:covered-table-cell table:number-columns-repeated="5" table:style-name="ce35"/>
          <table:covered-table-cell table:number-columns-repeated="5" table:style-name="ce76"/>
          <table:covered-table-cell table:number-columns-repeated="5" table:style-name="ce40"/>
          <table:table-cell table:number-columns-repeated="16329"/>
        </table:table-row>
        <table:table-row table:style-name="ro2">
          <table:table-cell table:number-columns-repeated="16384"/>
        </table:table-row>
        <table:table-row table:style-name="ro3">
          <table:table-cell table:style-name="ce3" office:value-type="string" calcext:value-type="string" table:number-columns-spanned="4" table:number-rows-spanned="3">
            <text:p>成果物</text:p>
          </table:table-cell>
          <table:covered-table-cell table:number-columns-repeated="3" table:style-name="ce3"/>
          <table:table-cell table:style-name="ce36" office:value-type="string" calcext:value-type="string" table:number-columns-spanned="10" table:number-rows-spanned="3">
            <text:p>detail.html</text:p>
          </table:table-cell>
          <table:covered-table-cell table:number-columns-repeated="9" table:style-name="ce36"/>
          <table:table-cell table:style-name="ce3" office:value-type="string" calcext:value-type="string" table:number-columns-spanned="4" table:number-rows-spanned="3">
            <text:p>機能名</text:p>
          </table:table-cell>
          <table:covered-table-cell table:number-columns-repeated="3" table:style-name="ce3"/>
          <table:table-cell table:style-name="ce51" office:value-type="string" calcext:value-type="string" table:number-columns-spanned="10" table:number-rows-spanned="3">
            <text:p>Task.29 勤怠情報直接変更画面の新規作成</text:p>
          </table:table-cell>
          <table:covered-table-cell table:number-columns-repeated="9" table:style-name="ce51"/>
          <table:table-cell table:style-name="ce3" office:value-type="string" calcext:value-type="string" table:number-columns-spanned="6" table:number-rows-spanned="1">
            <text:p>確認日時</text:p>
          </table:table-cell>
          <table:covered-table-cell table:number-columns-repeated="5" table:style-name="ce3"/>
          <table:table-cell table:style-name="ce21" office:value-type="date" office:date-value="2025-10-16" calcext:value-type="date" table:number-columns-spanned="5" table:number-rows-spanned="1">
            <text:p>2025/10/16</text:p>
          </table:table-cell>
          <table:covered-table-cell table:number-columns-repeated="4" table:style-name="ce21"/>
          <table:table-cell table:style-name="ce3" office:value-type="string" calcext:value-type="string" table:number-columns-spanned="6" table:number-rows-spanned="1">
            <text:p>確認日(TL)</text:p>
          </table:table-cell>
          <table:covered-table-cell table:number-columns-repeated="5" table:style-name="ce3"/>
          <table:table-cell table:style-name="ce77" table:number-columns-spanned="5" table:number-rows-spanned="1"/>
          <table:covered-table-cell table:number-columns-repeated="4" table:style-name="ce77" table:content-validation-name="val3"/>
          <table:table-cell table:number-columns-repeated="16334"/>
        </table:table-row>
        <table:table-row table:style-name="ro3">
          <table:covered-table-cell table:number-columns-repeated="4" table:style-name="ce3"/>
          <table:covered-table-cell table:number-columns-repeated="10" table:style-name="ce36"/>
          <table:covered-table-cell table:number-columns-repeated="4" table:style-name="ce3"/>
          <table:covered-table-cell table:number-columns-repeated="10" table:style-name="ce51"/>
          <table:table-cell table:style-name="ce3" office:value-type="string" calcext:value-type="string" table:number-columns-spanned="6" table:number-rows-spanned="1">
            <text:p>確認者</text:p>
          </table:table-cell>
          <table:covered-table-cell table:number-columns-repeated="5" table:style-name="ce3"/>
          <table:table-cell table:style-name="ce54" office:value-type="string" calcext:value-type="string" table:number-columns-spanned="5" table:number-rows-spanned="1">
            <text:p>佐藤</text:p>
          </table:table-cell>
          <table:covered-table-cell table:number-columns-repeated="4" table:style-name="ce54"/>
          <table:table-cell table:style-name="ce3" office:value-type="string" calcext:value-type="string" table:number-columns-spanned="6" table:number-rows-spanned="1">
            <text:p>確認者(TL)</text:p>
          </table:table-cell>
          <table:covered-table-cell table:number-columns-repeated="5" table:style-name="ce3"/>
          <table:table-cell table:style-name="ce54" table:number-columns-spanned="5" table:number-rows-spanned="1"/>
          <table:covered-table-cell table:number-columns-repeated="4" table:style-name="ce54"/>
          <table:table-cell table:number-columns-repeated="16334"/>
        </table:table-row>
        <table:table-row table:style-name="ro3">
          <table:covered-table-cell table:number-columns-repeated="4" table:style-name="ce3"/>
          <table:covered-table-cell table:number-columns-repeated="10" table:style-name="ce36"/>
          <table:covered-table-cell table:number-columns-repeated="4" table:style-name="ce3"/>
          <table:covered-table-cell table:number-columns-repeated="10" table:style-name="ce51"/>
          <table:table-cell table:style-name="ce3" office:value-type="string" calcext:value-type="string" table:number-columns-spanned="6" table:number-rows-spanned="1">
            <text:p>判定</text:p>
          </table:table-cell>
          <table:covered-table-cell table:number-columns-repeated="5" table:style-name="ce3"/>
          <table:table-cell table:style-name="ce23" table:content-validation-name="val1" office:value-type="string" calcext:value-type="string" table:number-columns-spanned="5" table:number-rows-spanned="1">
            <text:p>OK</text:p>
          </table:table-cell>
          <table:covered-table-cell table:number-columns-repeated="4" table:style-name="ce26"/>
          <table:table-cell table:style-name="ce3" office:value-type="string" calcext:value-type="string" table:number-columns-spanned="6" table:number-rows-spanned="1">
            <text:p>判定</text:p>
          </table:table-cell>
          <table:covered-table-cell table:number-columns-repeated="5" table:style-name="ce3"/>
          <table:table-cell table:style-name="ce23" table:content-validation-name="val1" table:number-columns-spanned="5" table:number-rows-spanned="1"/>
          <table:covered-table-cell table:number-columns-repeated="4" table:style-name="ce26"/>
          <table:table-cell table:number-columns-repeated="16334"/>
        </table:table-row>
        <table:table-row table:style-name="ro2">
          <table:table-cell table:number-columns-repeated="56"/>
          <table:table-cell>
            <draw:custom-shape draw:z-index="0" draw:name="シェイプ 1" draw:style-name="gr1" draw:text-style-name="P2" svg:width="20.991cm" svg:height="7.071cm" svg:x="0.064cm" svg:y="0.378cm">
              <text:p text:style-name="P1"><text:span text:style-name="T1">【レビュー前セルフチェック記録表】</text:span></text:p>
              <text:p text:style-name="P1"><text:span text:style-name="T2">※</text:span><text:span text:style-name="T2">レビュー前セルフチェックの内容は、レビューを依頼する成果物として</text:span></text:p>
              <text:p text:style-name="P1"><text:span text:style-name="T2">　必要最低限出来ていないといけない内容です。</text:span><text:span text:style-name="T3"><text:line-break/></text:span><text:span text:style-name="T2">※技術力あるなしに関わらず誰でもチェックできる内容です。</text:span></text:p>
              <text:p text:style-name="P1"><text:span text:style-name="T2">※</text:span><text:span text:style-name="T2">セルフチェック</text:span><text:span text:style-name="T2">(</text:span><text:span text:style-name="T2">記載されていることの確認</text:span><text:span text:style-name="T2">)</text:span><text:span text:style-name="T2">すらできていないものは成果物の中身は見てもらえません。</text:span></text:p>
              <text:p text:style-name="P1"><text:span text:style-name="T2">※</text:span><text:span text:style-name="T2">技術者、社会人として必要最低限求められる内容ですので、</text:span></text:p>
              <text:p text:style-name="P1"><text:span text:style-name="T2">　きちんとチェックした上でレビュー依頼を行ってください。</text:span><text:span text:style-name="T3"><text:line-break/></text:span><text:span text:style-name="T2"> </text:span></text:p>
              <text:p text:style-name="P1"><text:span text:style-name="T2"><text:s/></text:span><text:span text:style-name="T2">記入箇所：作成者、作成日、画面名、機能名、</text:span></text:p>
              <text:p text:style-name="P1"><text:span text:style-name="T2">　　　　　確認日時、確認者、確認、判定、シート名を記載すること。</text:span></text:p>
              <text:p text:style-name="P1"><text:span text:style-name="T2"><text:s/></text:span></text:p>
              <text:p text:style-name="P1"><text:span text:style-name="T2">▼</text:span><text:span text:style-name="T2">確認欄</text:span><text:span text:style-name="T3"><text:line-break/></text:span><text:span text:style-name="T2">・レビュー提出前に必ず確認し、成果物に対して対応できていれば、確認欄に</text:span><text:span text:style-name="T2">OK</text:span><text:span text:style-name="T2">と入力。</text:span></text:p>
              <text:p text:style-name="P1"><text:span text:style-name="T2">・成果物として対象外のものは確認欄に対象外と入力。</text:span><text:span text:style-name="T3"><text:line-break/></text:span><text:span text:style-name="T2"> </text:span></text:p>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27"/>
        </table:table-row>
        <table:table-row table:style-name="ro2">
          <table:table-cell table:style-name="ce4" office:value-type="string" calcext:value-type="string" table:number-columns-spanned="55" table:number-rows-spanned="1">
            <text:p>分類：共通</text:p>
          </table:table-cell>
          <table:covered-table-cell table:number-columns-repeated="54" table:style-name="ce4"/>
          <table:table-cell table:number-columns-repeated="16329"/>
        </table:table-row>
        <table:table-row table:style-name="ro2">
          <table:table-cell table:style-name="ce3" office:value-type="string" calcext:value-type="string" table:number-columns-spanned="2" table:number-rows-spanned="1">
            <text:p>No</text:p>
          </table:table-cell>
          <table:covered-table-cell table:style-name="ce3"/>
          <table:table-cell table:style-name="ce3" office:value-type="string" calcext:value-type="string" table:number-columns-spanned="33" table:number-rows-spanned="1">
            <text:p>確認内容</text:p>
          </table:table-cell>
          <table:covered-table-cell table:number-columns-repeated="32" table:style-name="ce3"/>
          <table:table-cell table:style-name="ce3" office:value-type="string" calcext:value-type="string" table:number-columns-spanned="4" table:number-rows-spanned="1">
            <text:p>確認</text:p>
          </table:table-cell>
          <table:covered-table-cell table:number-columns-repeated="3" table:style-name="ce3"/>
          <table:table-cell table:style-name="ce3" office:value-type="string" calcext:value-type="string" table:number-columns-spanned="16" table:number-rows-spanned="1">
            <text:p>備考</text:p>
          </table:table-cell>
          <table:covered-table-cell table:number-columns-repeated="15" table:style-name="ce3"/>
          <table:table-cell table:number-columns-repeated="16329"/>
        </table:table-row>
        <table:table-row table:style-name="ro4">
          <table:table-cell table:style-name="ce5" table:formula="of:=ROW()-11" office:value-type="float" office:value="1" calcext:value-type="float" table:number-columns-spanned="2" table:number-rows-spanned="1">
            <text:p>1</text:p>
          </table:table-cell>
          <table:covered-table-cell table:style-name="ce6"/>
          <table:table-cell table:style-name="ce7" office:value-type="string" calcext:value-type="string" table:number-columns-spanned="33" table:number-rows-spanned="1">
            <text:p>未使用のimport文は削除されていること</text:p>
          </table:table-cell>
          <table:covered-table-cell table:number-columns-repeated="32" table:style-name="ce11"/>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2" calcext:value-type="float" table:number-columns-spanned="2" table:number-rows-spanned="1">
            <text:p>2</text:p>
          </table:table-cell>
          <table:covered-table-cell table:style-name="ce6"/>
          <table:table-cell table:style-name="ce8" office:value-type="string" calcext:value-type="string" table:number-columns-spanned="33" table:number-rows-spanned="1">
            <text:p>未使用の変数は削除され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5">
          <table:table-cell table:style-name="ce5" table:formula="of:=ROW()-11" office:value-type="float" office:value="3" calcext:value-type="float" table:number-columns-spanned="2" table:number-rows-spanned="1">
            <text:p>3</text:p>
          </table:table-cell>
          <table:covered-table-cell table:style-name="ce6"/>
          <table:table-cell table:style-name="ce9" office:value-type="string" calcext:value-type="string" table:number-columns-spanned="33" table:number-rows-spanned="1">
            <text:p><text:span text:style-name="T4">クラスおよびインターフェースのJavaDocコメントが正しく記述されていること（Shift + Alt + J）</text:span></text:p>
            <text:p><text:span text:style-name="T4">例）</text:span></text:p>
            <text:p><text:span text:style-name="T5">/**　</text:span><text:span text:style-name="T6">←　アスタリスクは2つ</text:span></text:p>
            <text:p><text:span text:style-name="T5">  * ○○コントローラー</text:span></text:p>
            <text:p><text:span text:style-name="T5">  * </text:span><text:span text:style-name="T7">@author</text:span><text:span text:style-name="T8"> 製造太郎  – Task.○○　</text:span><text:span text:style-name="T9">←　作成者とタスク番号。クラスを新規作成した人が書く。</text:span></text:p>
            <text:p><text:span text:style-name="T5">  */</text:span></text:p>
          </table:table-cell>
          <table:covered-table-cell table:number-columns-repeated="32" table:style-name="ce13"/>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6">
          <table:table-cell table:style-name="ce5" table:formula="of:=ROW()-11" office:value-type="float" office:value="4" calcext:value-type="float" table:number-columns-spanned="2" table:number-rows-spanned="1">
            <text:p>4</text:p>
          </table:table-cell>
          <table:covered-table-cell table:style-name="ce6"/>
          <table:table-cell table:style-name="ce9" office:value-type="string" calcext:value-type="string" table:number-columns-spanned="33" table:number-rows-spanned="1">
            <text:p><text:span text:style-name="T4">メソッドのJavaDocコメントが正しく記述されていること（Shift + Alt + J）</text:span></text:p>
            <text:p><text:span text:style-name="T4">例）</text:span></text:p>
            <text:p><text:span text:style-name="T5">/**　</text:span><text:span text:style-name="T6">←　アスタリスクは2つ</text:span></text:p>
            <text:p><text:span text:style-name="T5">  * 利用規約画面でセキュリティ同意フラグを押下</text:span></text:p>
            <text:p><text:span text:style-name="T5">  * </text:span><text:span text:style-name="T7">@author</text:span><text:span text:style-name="T8"> 製造太郎  – Task.○○　</text:span><text:span text:style-name="T9">←　作成者とタスク番号。クラスを新規作成した人が書く。</text:span></text:p>
            <text:p><text:span text:style-name="T5">  * </text:span><text:span text:style-name="T7">@param</text:span><text:span text:style-name="T8"> model モデル                 </text:span><text:span text:style-name="T9">←　引数</text:span></text:p>
            <text:p><text:span text:style-name="T5">  * </text:span><text:span text:style-name="T7">@return</text:span><text:span text:style-name="T8"> パスワード変更画面      </text:span><text:span text:style-name="T9">←　戻り値</text:span></text:p>
            <text:p><text:span text:style-name="T5">  * /</text:span></text:p>
          </table:table-cell>
          <table:covered-table-cell table:number-columns-repeated="32" table:style-name="ce13"/>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7">
          <table:table-cell table:style-name="ce5" table:formula="of:=ROW()-11" office:value-type="float" office:value="5" calcext:value-type="float" table:number-columns-spanned="2" table:number-rows-spanned="1">
            <text:p>5</text:p>
          </table:table-cell>
          <table:covered-table-cell table:style-name="ce6"/>
          <table:table-cell table:style-name="ce8" office:value-type="string" calcext:value-type="string" table:number-columns-spanned="33" table:number-rows-spanned="1">
            <text:p><text:span text:style-name="T10">定数化していないリテラルが存在していないこと</text:span></text:p>
            <text:p><text:span text:style-name="T10">悪い例）”0002”がリテラル</text:span></text:p>
            <text:p><text:span text:style-name="T11">    if(LoginSessionDto.role.equals(“0002”){</text:span></text:p>
            <text:p><text:span text:style-name="T11">       ・・・</text:span></text:p>
            <text:p><text:span text:style-name="T11">    }</text:span></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6" calcext:value-type="float" table:number-columns-spanned="2" table:number-rows-spanned="1">
            <text:p>6</text:p>
          </table:table-cell>
          <table:covered-table-cell table:style-name="ce6"/>
          <table:table-cell table:style-name="ce8" office:value-type="string" calcext:value-type="string" table:number-columns-spanned="33" table:number-rows-spanned="1">
            <text:p>try,catch文を使用する場合、Exceptionで囲わず、発生が想定される例外(NumberFormatExceptionなど)で囲うこと</text:p>
            <text:p/>
            <text:p/>
            <text:p/>
            <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8">
          <table:table-cell table:style-name="ce5" table:formula="of:=ROW()-11" office:value-type="float" office:value="7" calcext:value-type="float" table:number-columns-spanned="2" table:number-rows-spanned="1">
            <text:p>7</text:p>
          </table:table-cell>
          <table:covered-table-cell table:style-name="ce6"/>
          <table:table-cell table:style-name="ce8" office:value-type="string" calcext:value-type="string" table:number-columns-spanned="33" table:number-rows-spanned="1">
            <text:p><text:span text:style-name="T10">不要なデバッグ用コンソールログは削除されていること</text:span></text:p>
            <text:p><text:span text:style-name="T10">例）</text:span></text:p>
            <text:p><text:span text:style-name="T11">System.out.println(“テストログ１”); </text:span></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8" calcext:value-type="float" table:number-columns-spanned="2" table:number-rows-spanned="1">
            <text:p>8</text:p>
          </table:table-cell>
          <table:covered-table-cell table:style-name="ce6"/>
          <table:table-cell table:style-name="ce8" office:value-type="string" calcext:value-type="string" table:number-columns-spanned="33" table:number-rows-spanned="1">
            <text:p>クラスで定義しているメソッドは上から順に、public,protected,privateの順番になっ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9">
          <table:table-cell table:style-name="ce5" table:formula="of:=ROW()-11" office:value-type="float" office:value="9" calcext:value-type="float" table:number-columns-spanned="2" table:number-rows-spanned="1">
            <text:p>9</text:p>
          </table:table-cell>
          <table:covered-table-cell table:style-name="ce6"/>
          <table:table-cell table:style-name="ce8" office:value-type="string" calcext:value-type="string" table:number-columns-spanned="33" table:number-rows-spanned="1">
            <text:p>インデントがあり、読みやすいコードとなっていること</text:p>
            <text:p>※Ctrl+shift+Fで自動整形される</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0">
          <table:table-cell table:style-name="ce5" table:formula="of:=ROW()-11" office:value-type="float" office:value="10" calcext:value-type="float" table:number-columns-spanned="2" table:number-rows-spanned="1">
            <text:p>10</text:p>
          </table:table-cell>
          <table:covered-table-cell table:style-name="ce6"/>
          <table:table-cell table:style-name="ce8" office:value-type="string" calcext:value-type="string" table:number-columns-spanned="33" table:number-rows-spanned="1">
            <text:p>グローバルなスコープが必要のない変数がグローバル変数で定義されていないこと</text:p>
            <text:p>※特定の箇所でしか使わない変数は使用する直前で定義され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11" calcext:value-type="float" table:number-columns-spanned="2" table:number-rows-spanned="1">
            <text:p>11</text:p>
          </table:table-cell>
          <table:covered-table-cell table:style-name="ce6"/>
          <table:table-cell table:style-name="ce8" office:value-type="string" calcext:value-type="string" table:number-columns-spanned="33" table:number-rows-spanned="1">
            <text:p>ifのネストが3段階を超えていない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12" calcext:value-type="float" table:number-columns-spanned="2" table:number-rows-spanned="1">
            <text:p>12</text:p>
          </table:table-cell>
          <table:covered-table-cell table:style-name="ce6"/>
          <table:table-cell table:style-name="ce8" office:value-type="string" calcext:value-type="string" table:number-columns-spanned="33" table:number-rows-spanned="1">
            <text:p>三項演算子を使った結果、コードが理解しずらいものになっていない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13" calcext:value-type="float" table:number-columns-spanned="2" table:number-rows-spanned="1">
            <text:p>13</text:p>
          </table:table-cell>
          <table:covered-table-cell table:style-name="ce6"/>
          <table:table-cell table:style-name="ce8" office:value-type="string" calcext:value-type="string" table:number-columns-spanned="33" table:number-rows-spanned="1">
            <text:p>コメントが必要なコードに（処理が理解しづらいなど）、コメントが記載され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14" calcext:value-type="float" table:number-columns-spanned="2" table:number-rows-spanned="1">
            <text:p>14</text:p>
          </table:table-cell>
          <table:covered-table-cell table:style-name="ce6"/>
          <table:table-cell table:style-name="ce8" office:value-type="string" calcext:value-type="string" table:number-columns-spanned="33" table:number-rows-spanned="1">
            <text:p>クラス名、フィールド名、メソッド名、ローカル変数名がキャメルケースで定義され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1">
          <table:table-cell table:style-name="ce5" table:formula="of:=ROW()-11" office:value-type="float" office:value="15" calcext:value-type="float" table:number-columns-spanned="2" table:number-rows-spanned="1">
            <text:p>15</text:p>
          </table:table-cell>
          <table:covered-table-cell table:style-name="ce6"/>
          <table:table-cell table:style-name="ce8" office:value-type="string" calcext:value-type="string" table:number-columns-spanned="33" table:number-rows-spanned="1">
            <text:p><text:span text:style-name="T10">修正箇所の先頭に下記を記載されていること </text:span></text:p>
            <text:p><text:span text:style-name="T10">JAVAの場合：</text:span><text:span text:style-name="T12">// 製造太郎 – Task.○○　　　　　　　　　　　　　</text:span><text:span text:style-name="T13">←　単一行コメント</text:span></text:p>
            <text:p><text:span text:style-name="T10">HTMLまたはXMLの場合：</text:span><text:span text:style-name="T12">&lt;!-- 製造太郎 – Task.○○ –-&gt;</text:span></text:p>
            <text:p><text:span text:style-name="T10">CSSの場合：</text:span><text:span text:style-name="T12">/* 製造太郎 – Task.○○ -*/</text:span></text:p>
            <text:p><text:span text:style-name="T10">※ファイルに合わせたコメント形式で記述すること</text:span></text:p>
          </table:table-cell>
          <table:covered-table-cell table:number-columns-repeated="32" table:style-name="ce12"/>
          <table:table-cell table:style-name="ce27" table:content-validation-name="val2" office:value-type="string" calcext:value-type="string" table:number-columns-spanned="4" table:number-rows-spanned="1">
            <text:p>OK</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ROW()-11" office:value-type="float" office:value="16" calcext:value-type="float" table:number-columns-spanned="2" table:number-rows-spanned="1">
            <text:p>16</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Dto,Form,Entityクラス</text:p>
          </table:table-cell>
          <table:covered-table-cell table:number-columns-repeated="54" table:style-name="ce4"/>
          <table:table-cell table:number-columns-repeated="16329"/>
        </table:table-row>
        <table:table-row table:style-name="ro4">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フィールドのアクセス修飾子は、privateであ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3">
          <table:table-cell table:style-name="ce5" table:formula="of:=[.A29]+1" office:value-type="float" office:value="2" calcext:value-type="float" table:number-columns-spanned="2" table:number-rows-spanned="1">
            <text:p>2</text:p>
          </table:table-cell>
          <table:covered-table-cell table:style-name="ce6"/>
          <table:table-cell table:style-name="ce8" office:value-type="string" calcext:value-type="string" table:number-columns-spanned="33" table:number-rows-spanned="1">
            <text:p>getter,setterが作成されていること（STSの機能である自動生成を使用していること）</text:p>
            <text:p>STS&gt;ソース&gt;getterおよびsetterの生成 ※メソッド・コメントの生成をチェック</text:p>
            <text:p>※Lombokライブラリを利用している場合は、逆にgetter,setterを記述しない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A30]+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Controllerクラス</text:p>
          </table:table-cell>
          <table:covered-table-cell table:number-columns-repeated="54" table:style-name="ce4"/>
          <table:table-cell table:number-columns-repeated="16329"/>
        </table:table-row>
        <table:table-row table:style-name="ro4">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サービス処理、Util処理はメソッド内で初期化せず、@autowiredを使用しDI(DependencyInjection)し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4">
          <table:table-cell table:style-name="ce5" table:formula="of:=[.A33]+1" office:value-type="float" office:value="2" calcext:value-type="float" table:number-columns-spanned="2" table:number-rows-spanned="1">
            <text:p>2</text:p>
          </table:table-cell>
          <table:covered-table-cell table:style-name="ce6"/>
          <table:table-cell table:style-name="ce8" office:value-type="string" calcext:value-type="string" table:number-columns-spanned="33" table:number-rows-spanned="1">
            <text:p>原則、下記の処理どおりのコーディングとなっていること</text:p>
            <text:p>・Service呼び出し</text:p>
            <text:p>・画面表示処理</text:p>
            <text:p>※Controllerから直接Mapperの呼び出しはNG</text:p>
            <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A34]+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Serviceクラス</text:p>
          </table:table-cell>
          <table:covered-table-cell table:number-columns-repeated="54" table:style-name="ce4"/>
          <table:table-cell table:number-columns-repeated="16329"/>
        </table:table-row>
        <table:table-row table:style-name="ro1">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Repository、Util処理はメソッド内で初期化せず、@autowiredを使用しDI(DependencyInjection)し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5">
          <table:table-cell table:style-name="ce5" table:formula="of:=[.A37]+1" office:value-type="float" office:value="2" calcext:value-type="float" table:number-columns-spanned="2" table:number-rows-spanned="1">
            <text:p>2</text:p>
          </table:table-cell>
          <table:covered-table-cell table:style-name="ce6"/>
          <table:table-cell table:style-name="ce8" office:value-type="string" calcext:value-type="string" table:number-columns-spanned="33" table:number-rows-spanned="1">
            <text:p>原則、下記の処理どおりのコーディングとなっていること</text:p>
            <text:p>・入力値の相関チェック</text:p>
            <text:p>・DB相関チェック</text:p>
            <text:p>・DTO詰め替え</text:p>
            <text:p>・その他</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table:formula="of:=[.A38]+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Mapperクラス</text:p>
          </table:table-cell>
          <table:covered-table-cell table:number-columns-repeated="54" table:style-name="ce4"/>
          <table:table-cell table:number-columns-repeated="16329"/>
        </table:table-row>
        <table:table-row table:style-name="ro4">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引数が多い場合は、適宜改行がされている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41]+1" office:value-type="float" office:value="2" calcext:value-type="float" table:number-columns-spanned="2" table:number-rows-spanned="1">
            <text:p>2</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42]+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XMLファイル（SQL)</text:p>
          </table:table-cell>
          <table:covered-table-cell table:number-columns-repeated="54" table:style-name="ce4"/>
          <table:table-cell table:number-columns-repeated="16329"/>
        </table:table-row>
        <table:table-row table:style-name="ro4">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SQLのインデントはEclipseショートカット（Ctrl + Shift + F）ではなく、句の単位で改行を行うこと。</text:p>
          </table:table-cell>
          <table:covered-table-cell table:number-columns-repeated="32" table:style-name="ce12"/>
          <table:table-cell table:style-name="ce27" table:content-validation-name="val2" office:value-type="string" calcext:value-type="string" table:number-columns-spanned="4" table:number-rows-spanned="1">
            <text:p>不要</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45]+1" office:value-type="float" office:value="2" calcext:value-type="float" table:number-columns-spanned="2" table:number-rows-spanned="1">
            <text:p>2</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46]+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HTML,CSS</text:p>
          </table:table-cell>
          <table:covered-table-cell table:number-columns-repeated="54" table:style-name="ce4"/>
          <table:table-cell table:number-columns-repeated="16329"/>
        </table:table-row>
        <table:table-row table:style-name="ro4">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HTMLのインデントはEclipseショートカット（Ctrl + Shift + F）ではなく、要素の単位で見やすく行うこと。</text:p>
          </table:table-cell>
          <table:covered-table-cell table:number-columns-repeated="32" table:style-name="ce12"/>
          <table:table-cell table:style-name="ce27" table:content-validation-name="val2" office:value-type="string" calcext:value-type="string" table:number-columns-spanned="4" table:number-rows-spanned="1">
            <text:p>OK</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49]+1" office:value-type="float" office:value="2" calcext:value-type="float" table:number-columns-spanned="2" table:number-rows-spanned="1">
            <text:p>2</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50]+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2">
          <table:table-cell table:style-name="ce4" office:value-type="string" calcext:value-type="string" table:number-columns-spanned="55" table:number-rows-spanned="1">
            <text:p>分類：ソースコードのCommit&amp;Push</text:p>
          </table:table-cell>
          <table:covered-table-cell table:number-columns-repeated="54" table:style-name="ce4"/>
          <table:table-cell table:number-columns-repeated="16329"/>
        </table:table-row>
        <table:table-row table:style-name="ro1">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コミット時のコメントが「接頭辞：担当者 Ｔａｓｋ.○○ 変更内容」（改行なし）の形式で記載されていること</text:p>
          </table:table-cell>
          <table:covered-table-cell table:number-columns-repeated="32" table:style-name="ce12"/>
          <table:table-cell table:style-name="ce27" table:content-validation-name="val2" office:value-type="string" calcext:value-type="string" table:number-columns-spanned="4" table:number-rows-spanned="1">
            <text:p>OK</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53]+1" office:value-type="float" office:value="2" calcext:value-type="float" table:number-columns-spanned="2" table:number-rows-spanned="1">
            <text:p>2</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5" table:formula="of:=[.A54]+1" office:value-type="float" office:value="3" calcext:value-type="float" table:number-columns-spanned="2" table:number-rows-spanned="1">
            <text:p>3</text:p>
          </table:table-cell>
          <table:covered-table-cell table:style-name="ce6"/>
          <table:table-cell table:style-name="ce8" table:number-columns-spanned="33" table:number-rows-spanned="1"/>
          <table:covered-table-cell table:number-columns-repeated="32" table:style-name="ce12"/>
          <table:table-cell table:style-name="ce27"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2">
          <table:table-cell table:style-name="ce4" office:value-type="string" calcext:value-type="string" table:number-columns-spanned="55" table:number-rows-spanned="1">
            <text:p>分類：レビュー依頼準備</text:p>
          </table:table-cell>
          <table:covered-table-cell table:number-columns-repeated="54" table:style-name="ce4"/>
          <table:table-cell table:number-columns-repeated="16329"/>
        </table:table-row>
        <table:table-row table:style-name="ro16">
          <table:table-cell table:style-name="ce5" office:value-type="float" office:value="1" calcext:value-type="float" table:number-columns-spanned="2" table:number-rows-spanned="1">
            <text:p>1</text:p>
          </table:table-cell>
          <table:covered-table-cell table:style-name="ce6"/>
          <table:table-cell table:style-name="ce8" office:value-type="string" calcext:value-type="string" table:number-columns-spanned="33" table:number-rows-spanned="1">
            <text:p>下記レビュー記録表（原本）のファイル名を対象の機能名に変更すること</text:p>
            <text:p>※原本_レビュー記録票_製造_機能名.xlsx</text:p>
            <text:p>変更例）レビュー記録票_製造_コース一覧.xlsx</text:p>
          </table:table-cell>
          <table:covered-table-cell table:number-columns-repeated="32" table:style-name="ce12"/>
          <table:table-cell table:style-name="ce28"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6">
          <table:table-cell table:style-name="ce5" office:value-type="float" office:value="2" calcext:value-type="float" table:number-columns-spanned="2" table:number-rows-spanned="1">
            <text:p>2</text:p>
          </table:table-cell>
          <table:covered-table-cell table:style-name="ce6"/>
          <table:table-cell table:style-name="ce8" office:value-type="string" calcext:value-type="string" table:number-columns-spanned="33" table:number-rows-spanned="1">
            <text:p>上記ファイルのレビュー記録表（テンプレート）シート内の作成者、作成日、成果物、機能名を記入すること</text:p>
            <text:p>※レビュー日、レビュー形式などは未記入でよい</text:p>
          </table:table-cell>
          <table:covered-table-cell table:number-columns-repeated="32" table:style-name="ce12"/>
          <table:table-cell table:style-name="ce28" table:content-validation-name="val2" office:value-type="string" calcext:value-type="string" table:number-columns-spanned="4" table:number-rows-spanned="1">
            <text:p>OK</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
          <table:table-cell table:style-name="ce5" office:value-type="float" office:value="3" calcext:value-type="float" table:number-columns-spanned="2" table:number-rows-spanned="1">
            <text:p>3</text:p>
          </table:table-cell>
          <table:covered-table-cell table:style-name="ce6"/>
          <table:table-cell table:style-name="ce10" office:value-type="string" calcext:value-type="string" table:number-columns-spanned="33" table:number-rows-spanned="1">
            <text:p>上記ファイルのレビュー記録票（テンプレート）シート名にタスクNoが記載されていること</text:p>
          </table:table-cell>
          <table:covered-table-cell table:number-columns-repeated="32" table:style-name="ce14"/>
          <table:table-cell table:style-name="ce29" table:content-validation-name="val2" office:value-type="string" calcext:value-type="string" table:number-columns-spanned="4" table:number-rows-spanned="1">
            <text:p>OK</text:p>
          </table:table-cell>
          <table:covered-table-cell table:number-columns-repeated="3" table:style-name="ce31"/>
          <table:table-cell table:style-name="ce33" table:number-columns-spanned="16" table:number-rows-spanned="1"/>
          <table:covered-table-cell table:number-columns-repeated="7" table:style-name="ce14"/>
          <table:covered-table-cell table:number-columns-repeated="8" table:style-name="ce38"/>
          <table:table-cell table:number-columns-repeated="16329"/>
        </table:table-row>
        <table:table-row table:style-name="ro1">
          <table:table-cell table:style-name="ce5" office:value-type="float" office:value="4" calcext:value-type="float" table:number-columns-spanned="2" table:number-rows-spanned="1">
            <text:p>4</text:p>
          </table:table-cell>
          <table:covered-table-cell table:style-name="ce6"/>
          <table:table-cell table:style-name="ce8" office:value-type="string" calcext:value-type="string" table:number-columns-spanned="33" table:number-rows-spanned="1">
            <text:p>上記修正後、ファイルをgitへcommit&amp;pushすること</text:p>
          </table:table-cell>
          <table:covered-table-cell table:number-columns-repeated="32" table:style-name="ce12"/>
          <table:table-cell table:style-name="ce28" table:content-validation-name="val2" office:value-type="string" calcext:value-type="string" table:number-columns-spanned="4" table:number-rows-spanned="1">
            <text:p>OK</text:p>
          </table:table-cell>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4">
          <table:table-cell table:style-name="ce5" office:value-type="float" office:value="5" calcext:value-type="float" table:number-columns-spanned="2" table:number-rows-spanned="1">
            <text:p>5</text:p>
          </table:table-cell>
          <table:covered-table-cell table:style-name="ce6"/>
          <table:table-cell table:style-name="ce8" table:number-columns-spanned="33" table:number-rows-spanned="1"/>
          <table:covered-table-cell table:number-columns-repeated="32" table:style-name="ce12"/>
          <table:table-cell table:style-name="ce28" table:content-validation-name="val2" table:number-columns-spanned="4" table:number-rows-spanned="1"/>
          <table:covered-table-cell table:number-columns-repeated="3" table:style-name="ce30"/>
          <table:table-cell table:style-name="ce32" table:number-columns-spanned="16" table:number-rows-spanned="1"/>
          <table:covered-table-cell table:number-columns-repeated="7" table:style-name="ce12"/>
          <table:covered-table-cell table:number-columns-repeated="8" table:style-name="ce38"/>
          <table:table-cell table:number-columns-repeated="16329"/>
        </table:table-row>
        <table:table-row table:style-name="ro17">
          <table:table-cell table:number-columns-repeated="16384"/>
        </table:table-row>
        <table:table-row table:style-name="ro2" table:number-rows-repeated="1048513">
          <table:table-cell table:number-columns-repeated="16384"/>
        </table:table-row>
        <table:table-row table:style-name="ro2">
          <table:table-cell table:number-columns-repeated="16384"/>
        </table:table-row>
        <table:named-expressions>
          <table:named-expression table:name="_xlnm.Print_Area" table:base-cell-address="$'レビュー前セルフチェック記録表_Task.29'.$A$1" table:expression="レビュー前セルフチェック記録表_task.●●!$A$1:$BC$61"/>
        </table:named-expressions>
        <calcext:conditional-formats>
          <calcext:conditional-format calcext:target-range-address="'レビュー前セルフチェック記録表_Task.29'.A12:'レビュー前セルフチェック記録表_Task.29'.AI27 'レビュー前セルフチェック記録表_Task.29'.AK12:'レビュー前セルフチェック記録表_Task.29'.AU27 'レビュー前セルフチェック記録表_Task.29'.A29:'レビュー前セルフチェック記録表_Task.29'.AI31 'レビュー前セルフチェック記録表_Task.29'.AK29:'レビュー前セルフチェック記録表_Task.29'.AU31 'レビュー前セルフチェック記録表_Task.29'.A33:'レビュー前セルフチェック記録表_Task.29'.AI35 'レビュー前セルフチェック記録表_Task.29'.AK33:'レビュー前セルフチェック記録表_Task.29'.AU35 'レビュー前セルフチェック記録表_Task.29'.A37:'レビュー前セルフチェック記録表_Task.29'.AI39 'レビュー前セルフチェック記録表_Task.29'.AK37:'レビュー前セルフチェック記録表_Task.29'.AU39 'レビュー前セルフチェック記録表_Task.29'.A41:'レビュー前セルフチェック記録表_Task.29'.AI43 'レビュー前セルフチェック記録表_Task.29'.AK41:'レビュー前セルフチェック記録表_Task.29'.AU43 'レビュー前セルフチェック記録表_Task.29'.A45:'レビュー前セルフチェック記録表_Task.29'.AI47 'レビュー前セルフチェック記録表_Task.29'.AK45:'レビュー前セルフチェック記録表_Task.29'.AU47 'レビュー前セルフチェック記録表_Task.29'.A49:'レビュー前セルフチェック記録表_Task.29'.AI51 'レビュー前セルフチェック記録表_Task.29'.AK49:'レビュー前セルフチェック記録表_Task.29'.AU51 'レビュー前セルフチェック記録表_Task.29'.A53:'レビュー前セルフチェック記録表_Task.29'.AI55 'レビュー前セルフチェック記録表_Task.29'.AK53:'レビュー前セルフチェック記録表_Task.29'.AU55 'レビュー前セルフチェック記録表_Task.29'.A57:'レビュー前セルフチェック記録表_Task.29'.AI57 'レビュー前セルフチェック記録表_Task.29'.AK57:'レビュー前セルフチェック記録表_Task.29'.AU58 'レビュー前セルフチェック記録表_Task.29'.C58:'レビュー前セルフチェック記録表_Task.29'.AI58 'レビュー前セルフチェック記録表_Task.29'.A58:'レビュー前セルフチェック記録表_Task.29'.B61 'レビュー前セルフチェック記録表_Task.29'.C60:'レビュー前セルフチェック記録表_Task.29'.AI61 'レビュー前セルフチェック記録表_Task.29'.AK60:'レビュー前セルフチェック記録表_Task.29'.AU61">
            <calcext:condition calcext:apply-style-name="ConditionalStyle_1" calcext:value="formula-is(#REF!=&quot;NG&quot;)" calcext:base-cell-address="'レビュー前セルフチェック記録表_Task.29'.A12"/>
            <calcext:condition calcext:apply-style-name="ConditionalStyle_2" calcext:value="formula-is(AND(#REF!=&quot;対応不要&quot;;#REF!=&quot;OK&quot;))" calcext:base-cell-address="'レビュー前セルフチェック記録表_Task.29'.A12"/>
            <calcext:condition calcext:apply-style-name="ConditionalStyle_3" calcext:value="formula-is(AND(#REF!=&quot;完了&quot;;#REF!=&quot;OK&quot;))" calcext:base-cell-address="'レビュー前セルフチェック記録表_Task.29'.A12"/>
          </calcext:conditional-format>
          <calcext:conditional-format calcext:target-range-address="'レビュー前セルフチェック記録表_Task.29'.C59:'レビュー前セルフチェック記録表_Task.29'.AI59 'レビュー前セルフチェック記録表_Task.29'.AK59:'レビュー前セルフチェック記録表_Task.29'.AU59">
            <calcext:condition calcext:apply-style-name="ConditionalStyle_4" calcext:value="formula-is(#REF!=&quot;NG&quot;)" calcext:base-cell-address="'レビュー前セルフチェック記録表_Task.29'.C59"/>
            <calcext:condition calcext:apply-style-name="ConditionalStyle_5" calcext:value="formula-is(AND(#REF!=&quot;対応不要&quot;;#REF!=&quot;OK&quot;))" calcext:base-cell-address="'レビュー前セルフチェック記録表_Task.29'.C59"/>
            <calcext:condition calcext:apply-style-name="ConditionalStyle_6" calcext:value="formula-is(AND(#REF!=&quot;完了&quot;;#REF!=&quot;OK&quot;))" calcext:base-cell-address="'レビュー前セルフチェック記録表_Task.29'.C59"/>
          </calcext:conditional-format>
          <calcext:conditional-format calcext:target-range-address="'レビュー前セルフチェック記録表_Task.29'.C59:'レビュー前セルフチェック記録表_Task.29'.AU59">
            <calcext:condition calcext:apply-style-name="ConditionalStyle_7" calcext:value="formula-is(#REF!=&quot;NG&quot;)" calcext:base-cell-address="'レビュー前セルフチェック記録表_Task.29'.C59"/>
            <calcext:condition calcext:apply-style-name="ConditionalStyle_8" calcext:value="formula-is(AND(#REF!=&quot;対応不要&quot;;#REF!=&quot;OK&quot;))" calcext:base-cell-address="'レビュー前セルフチェック記録表_Task.29'.C59"/>
            <calcext:condition calcext:apply-style-name="ConditionalStyle_9" calcext:value="formula-is(AND(#REF!=&quot;完了&quot;;#REF!=&quot;OK&quot;))" calcext:base-cell-address="'レビュー前セルフチェック記録表_Task.29'.C59"/>
          </calcext:conditional-format>
          <calcext:conditional-format calcext:target-range-address="'レビュー前セルフチェック記録表_Task.29'.AI8:'レビュー前セルフチェック記録表_Task.29'.AI8 'レビュー前セルフチェック記録表_Task.29'.AT8:'レビュー前セルフチェック記録表_Task.29'.AT8 'レビュー前セルフチェック記録表_Task.29'.A12:'レビュー前セルフチェック記録表_Task.29'.AU27 'レビュー前セルフチェック記録表_Task.29'.A29:'レビュー前セルフチェック記録表_Task.29'.AU31 'レビュー前セルフチェック記録表_Task.29'.A33:'レビュー前セルフチェック記録表_Task.29'.AU35 'レビュー前セルフチェック記録表_Task.29'.A37:'レビュー前セルフチェック記録表_Task.29'.AU39 'レビュー前セルフチェック記録表_Task.29'.A41:'レビュー前セルフチェック記録表_Task.29'.AU43 'レビュー前セルフチェック記録表_Task.29'.A45:'レビュー前セルフチェック記録表_Task.29'.AU47 'レビュー前セルフチェック記録表_Task.29'.A49:'レビュー前セルフチェック記録表_Task.29'.AU51 'レビュー前セルフチェック記録表_Task.29'.A53:'レビュー前セルフチェック記録表_Task.29'.AU55 'レビュー前セルフチェック記録表_Task.29'.A57:'レビュー前セルフチェック記録表_Task.29'.AU57 'レビュー前セルフチェック記録表_Task.29'.C58:'レビュー前セルフチェック記録表_Task.29'.AU58 'レビュー前セルフチェック記録表_Task.29'.A58:'レビュー前セルフチェック記録表_Task.29'.B61 'レビュー前セルフチェック記録表_Task.29'.C60:'レビュー前セルフチェック記録表_Task.29'.AU61">
            <calcext:condition calcext:apply-style-name="ConditionalStyle_10" calcext:value="formula-is(#REF!=&quot;NG&quot;)" calcext:base-cell-address="'レビュー前セルフチェック記録表_Task.29'.A12"/>
            <calcext:condition calcext:apply-style-name="ConditionalStyle_11" calcext:value="formula-is(AND(#REF!=&quot;対応不要&quot;;#REF!=&quot;OK&quot;))" calcext:base-cell-address="'レビュー前セルフチェック記録表_Task.29'.A12"/>
            <calcext:condition calcext:apply-style-name="ConditionalStyle_12" calcext:value="formula-is(AND(#REF!=&quot;完了&quot;;#REF!=&quot;OK&quot;))" calcext:base-cell-address="'レビュー前セルフチェック記録表_Task.29'.A12"/>
          </calcext:conditional-format>
          <calcext:conditional-format calcext:target-range-address="'レビュー前セルフチェック記録表_Task.29'.AI8:'レビュー前セルフチェック記録表_Task.29'.AI8 'レビュー前セルフチェック記録表_Task.29'.AT8:'レビュー前セルフチェック記録表_Task.29'.AT8 'レビュー前セルフチェック記録表_Task.29'.AJ12:'レビュー前セルフチェック記録表_Task.29'.AJ27 'レビュー前セルフチェック記録表_Task.29'.AJ29:'レビュー前セルフチェック記録表_Task.29'.AJ31 'レビュー前セルフチェック記録表_Task.29'.AJ33:'レビュー前セルフチェック記録表_Task.29'.AJ35 'レビュー前セルフチェック記録表_Task.29'.AJ37:'レビュー前セルフチェック記録表_Task.29'.AJ39 'レビュー前セルフチェック記録表_Task.29'.AJ41:'レビュー前セルフチェック記録表_Task.29'.AJ43 'レビュー前セルフチェック記録表_Task.29'.AJ45:'レビュー前セルフチェック記録表_Task.29'.AJ47 'レビュー前セルフチェック記録表_Task.29'.AJ49:'レビュー前セルフチェック記録表_Task.29'.AJ51 'レビュー前セルフチェック記録表_Task.29'.AJ53:'レビュー前セルフチェック記録表_Task.29'.AJ55">
            <calcext:condition calcext:apply-style-name="ConditionalStyle_13" calcext:value="formula-is([.$AZ8]=&quot;NG&quot;)" calcext:base-cell-address="'レビュー前セルフチェック記録表_Task.29'.AI8"/>
            <calcext:condition calcext:apply-style-name="ConditionalStyle_14" calcext:value="formula-is(AND([.$AV8]=&quot;対応不要&quot;;[.$AZ8]=&quot;OK&quot;))" calcext:base-cell-address="'レビュー前セルフチェック記録表_Task.29'.AI8"/>
            <calcext:condition calcext:apply-style-name="ConditionalStyle_15" calcext:value="formula-is(AND([.$AV8]=&quot;完了&quot;;[.$AZ8]=&quot;OK&quot;))" calcext:base-cell-address="'レビュー前セルフチェック記録表_Task.29'.AI8"/>
          </calcext:conditional-format>
          <calcext:conditional-format calcext:target-range-address="'レビュー前セルフチェック記録表_Task.29'.AJ57:'レビュー前セルフチェック記録表_Task.29'.AJ61">
            <calcext:condition calcext:apply-style-name="ConditionalStyle_16" calcext:value="formula-is([.$AZ57]=&quot;NG&quot;)" calcext:base-cell-address="'レビュー前セルフチェック記録表_Task.29'.AJ57"/>
            <calcext:condition calcext:apply-style-name="ConditionalStyle_17" calcext:value="formula-is(AND([.$AV57]=&quot;対応不要&quot;;[.$AZ57]=&quot;OK&quot;))" calcext:base-cell-address="'レビュー前セルフチェック記録表_Task.29'.AJ57"/>
            <calcext:condition calcext:apply-style-name="ConditionalStyle_18" calcext:value="formula-is(AND([.$AV57]=&quot;完了&quot;;[.$AZ57]=&quot;OK&quot;))" calcext:base-cell-address="'レビュー前セルフチェック記録表_Task.29'.AJ57"/>
          </calcext:conditional-format>
        </calcext:conditional-formats>
      </table:table>
      <table:table table:name="レビュー記録表_Task.29" table:style-name="ta2">
        <table:table-column table:style-name="co1" table:number-columns-repeated="16384" table:default-cell-style-name="Default"/>
        <table:table-row table:style-name="ro1">
          <table:table-cell table:number-columns-repeated="16384"/>
        </table:table-row>
        <table:table-row table:style-name="ro1">
          <table:table-cell table:style-name="ce81" office:value-type="string" calcext:value-type="string" table:number-columns-spanned="9" table:number-rows-spanned="1">
            <text:p>プロジェクト名</text:p>
          </table:table-cell>
          <table:covered-table-cell table:number-columns-repeated="8" table:style-name="ce81"/>
          <table:table-cell table:style-name="ce91" office:value-type="string" calcext:value-type="string" table:number-columns-spanned="8" table:number-rows-spanned="1">
            <text:p>システム名</text:p>
          </table:table-cell>
          <table:covered-table-cell table:number-columns-repeated="7" table:style-name="ce91"/>
          <table:table-cell table:style-name="ce94" office:value-type="string" calcext:value-type="string" table:number-columns-spanned="18" table:number-rows-spanned="1">
            <text:p>レビュー記録表</text:p>
          </table:table-cell>
          <table:covered-table-cell table:number-columns-repeated="17" table:style-name="ce94"/>
          <table:table-cell table:style-name="ce98" office:value-type="string" calcext:value-type="string" table:number-columns-spanned="5" table:number-rows-spanned="1">
            <text:p>作成者</text:p>
          </table:table-cell>
          <table:covered-table-cell table:number-columns-repeated="4" table:style-name="ce98"/>
          <table:table-cell table:style-name="ce100" office:value-type="string" calcext:value-type="string" table:number-columns-spanned="5" table:number-rows-spanned="1">
            <text:p>作成日</text:p>
          </table:table-cell>
          <table:covered-table-cell table:number-columns-repeated="4" table:style-name="ce100"/>
          <table:table-cell table:style-name="ce100" office:value-type="string" calcext:value-type="string" table:number-columns-spanned="5" table:number-rows-spanned="1">
            <text:p>更新者</text:p>
          </table:table-cell>
          <table:covered-table-cell table:number-columns-repeated="4" table:style-name="ce100"/>
          <table:table-cell table:style-name="ce107" office:value-type="string" calcext:value-type="string" table:number-columns-spanned="5" table:number-rows-spanned="1">
            <text:p>更新日</text:p>
          </table:table-cell>
          <table:covered-table-cell table:number-columns-repeated="4" table:style-name="ce107"/>
          <table:table-cell table:number-columns-repeated="16329"/>
        </table:table-row>
        <table:table-row table:style-name="ro18">
          <table:table-cell table:style-name="ce82" office:value-type="string" calcext:value-type="string" table:number-columns-spanned="9" table:number-rows-spanned="2">
            <text:p>体験型Java研修</text:p>
          </table:table-cell>
          <table:covered-table-cell table:number-columns-repeated="8" table:style-name="ce82"/>
          <table:table-cell table:style-name="ce92" office:value-type="string" calcext:value-type="string" table:number-columns-spanned="8" table:number-rows-spanned="2">
            <text:p>LMS学習管理システム</text:p>
          </table:table-cell>
          <table:covered-table-cell table:number-columns-repeated="7" table:style-name="ce92"/>
          <table:table-cell table:style-name="ce95" table:formula="of:=[.E6]&amp;&quot; &quot;&amp;[.S6]" office:value-type="string" office:string-value="" calcext:value-type="error" table:number-columns-spanned="18" table:number-rows-spanned="2">
            <text:p>エラー:501</text:p>
          </table:table-cell>
          <table:covered-table-cell table:number-columns-repeated="17" table:style-name="ce95"/>
          <table:table-cell table:style-name="ce99" table:number-columns-spanned="5" table:number-rows-spanned="2"/>
          <table:covered-table-cell table:number-columns-repeated="4" table:style-name="ce99"/>
          <table:table-cell table:style-name="ce101" table:number-columns-spanned="5" table:number-rows-spanned="2"/>
          <table:covered-table-cell table:number-columns-repeated="4" table:style-name="ce101"/>
          <table:table-cell table:style-name="ce102" table:number-columns-spanned="5" table:number-rows-spanned="2"/>
          <table:covered-table-cell table:number-columns-repeated="4" table:style-name="ce102"/>
          <table:table-cell table:style-name="ce108" table:number-columns-spanned="5" table:number-rows-spanned="2"/>
          <table:covered-table-cell table:number-columns-repeated="4" table:style-name="ce108"/>
          <table:table-cell table:number-columns-repeated="16329"/>
        </table:table-row>
        <table:table-row table:style-name="ro18">
          <table:covered-table-cell table:number-columns-repeated="9" table:style-name="ce82"/>
          <table:covered-table-cell table:number-columns-repeated="8" table:style-name="ce92"/>
          <table:covered-table-cell table:number-columns-repeated="18" table:style-name="ce95"/>
          <table:covered-table-cell table:number-columns-repeated="5" table:style-name="ce99"/>
          <table:covered-table-cell table:number-columns-repeated="5" table:style-name="ce101"/>
          <table:covered-table-cell table:number-columns-repeated="5" table:style-name="ce102"/>
          <table:covered-table-cell table:number-columns-repeated="5" table:style-name="ce108"/>
          <table:table-cell table:number-columns-repeated="16329"/>
        </table:table-row>
        <table:table-row table:style-name="ro19">
          <table:table-cell table:number-columns-repeated="16384"/>
        </table:table-row>
        <table:table-row table:style-name="ro3">
          <table:table-cell table:style-name="ce3" office:value-type="string" calcext:value-type="string" table:number-columns-spanned="4" table:number-rows-spanned="3">
            <text:p>成果物</text:p>
          </table:table-cell>
          <table:covered-table-cell table:number-columns-repeated="3" table:style-name="ce3"/>
          <table:table-cell table:style-name="ce36" table:formula="of:=レビュー前セルフチェック記録表_task.●●!E6" office:value-type="string" office:string-value="" calcext:value-type="error" table:number-columns-spanned="10" table:number-rows-spanned="3">
            <text:p>エラー:501</text:p>
          </table:table-cell>
          <table:covered-table-cell table:number-columns-repeated="9" table:style-name="ce36"/>
          <table:table-cell table:style-name="ce3" office:value-type="string" calcext:value-type="string" table:number-columns-spanned="4" table:number-rows-spanned="3">
            <text:p>機能名</text:p>
          </table:table-cell>
          <table:covered-table-cell table:number-columns-repeated="3" table:style-name="ce3"/>
          <table:table-cell table:style-name="ce51" table:formula="of:=レビュー前セルフチェック記録表_task.●●!S6" office:value-type="string" office:string-value="" calcext:value-type="error" table:number-columns-spanned="10" table:number-rows-spanned="3">
            <text:p>エラー:501</text:p>
          </table:table-cell>
          <table:covered-table-cell table:number-columns-repeated="9" table:style-name="ce51"/>
          <table:table-cell table:style-name="ce3" office:value-type="string" calcext:value-type="string" table:number-columns-spanned="6" table:number-rows-spanned="1">
            <text:p>レビュー日時</text:p>
          </table:table-cell>
          <table:covered-table-cell table:number-columns-repeated="5" table:style-name="ce3"/>
          <table:table-cell table:style-name="ce96" table:number-columns-spanned="5" table:number-rows-spanned="1"/>
          <table:covered-table-cell table:number-columns-repeated="4" table:style-name="ce96"/>
          <table:table-cell table:style-name="ce3" office:value-type="string" calcext:value-type="string" table:number-columns-spanned="6" table:number-rows-spanned="1">
            <text:p>レビュー形式</text:p>
          </table:table-cell>
          <table:covered-table-cell table:number-columns-repeated="5" table:style-name="ce3"/>
          <table:table-cell table:style-name="ce96" table:content-validation-name="val4" office:value-type="string" calcext:value-type="string" table:number-columns-spanned="5" table:number-rows-spanned="1">
            <text:p>書面</text:p>
          </table:table-cell>
          <table:covered-table-cell table:number-columns-repeated="4" table:style-name="ce96" table:content-validation-name="val4"/>
          <table:table-cell table:style-name="ce3" office:value-type="string" calcext:value-type="string" table:number-columns-spanned="5" table:number-rows-spanned="1">
            <text:p>再レビュー</text:p>
          </table:table-cell>
          <table:covered-table-cell table:number-columns-repeated="4" table:style-name="ce3"/>
          <table:table-cell table:number-columns-repeated="16329"/>
        </table:table-row>
        <table:table-row table:style-name="ro3">
          <table:covered-table-cell table:number-columns-repeated="4" table:style-name="ce3"/>
          <table:covered-table-cell table:number-columns-repeated="10" table:style-name="ce36"/>
          <table:covered-table-cell table:number-columns-repeated="4" table:style-name="ce3"/>
          <table:covered-table-cell table:number-columns-repeated="10" table:style-name="ce51"/>
          <table:table-cell table:style-name="ce3" office:value-type="string" calcext:value-type="string" table:number-columns-spanned="6" table:number-rows-spanned="1">
            <text:p>開始時刻</text:p>
          </table:table-cell>
          <table:covered-table-cell table:number-columns-repeated="5" table:style-name="ce3"/>
          <table:table-cell table:style-name="ce97" table:number-columns-spanned="5" table:number-rows-spanned="1"/>
          <table:covered-table-cell table:number-columns-repeated="4" table:style-name="ce97"/>
          <table:table-cell table:style-name="ce3" office:value-type="string" calcext:value-type="string" table:number-columns-spanned="6" table:number-rows-spanned="1">
            <text:p>レビュアー</text:p>
          </table:table-cell>
          <table:covered-table-cell table:number-columns-repeated="5" table:style-name="ce3"/>
          <table:table-cell table:style-name="ce97" office:value-type="string" calcext:value-type="string" table:number-columns-spanned="5" table:number-rows-spanned="1">
            <text:p>PL○○</text:p>
          </table:table-cell>
          <table:covered-table-cell table:number-columns-repeated="4" table:style-name="ce97"/>
          <table:table-cell table:style-name="ce109" table:content-validation-name="val6" table:number-columns-spanned="5" table:number-rows-spanned="2"/>
          <table:covered-table-cell table:number-columns-repeated="4" table:style-name="ce109" table:content-validation-name="val6"/>
          <table:table-cell table:number-columns-repeated="16329"/>
        </table:table-row>
        <table:table-row table:style-name="ro3">
          <table:covered-table-cell table:number-columns-repeated="4" table:style-name="ce3"/>
          <table:covered-table-cell table:number-columns-repeated="10" table:style-name="ce36"/>
          <table:covered-table-cell table:number-columns-repeated="4" table:style-name="ce3"/>
          <table:covered-table-cell table:number-columns-repeated="10" table:style-name="ce51"/>
          <table:table-cell table:style-name="ce3" office:value-type="string" calcext:value-type="string" table:number-columns-spanned="6" table:number-rows-spanned="1">
            <text:p>終了時刻</text:p>
          </table:table-cell>
          <table:covered-table-cell table:number-columns-repeated="5" table:style-name="ce3"/>
          <table:table-cell table:style-name="ce97" table:number-columns-spanned="5" table:number-rows-spanned="1"/>
          <table:covered-table-cell table:number-columns-repeated="4" table:style-name="ce97"/>
          <table:table-cell table:style-name="ce3" office:value-type="string" calcext:value-type="string" table:number-columns-spanned="6" table:number-rows-spanned="1">
            <text:p>レビューイ</text:p>
          </table:table-cell>
          <table:covered-table-cell table:number-columns-repeated="5" table:style-name="ce3"/>
          <table:table-cell table:style-name="ce97" table:number-columns-spanned="5" table:number-rows-spanned="1"/>
          <table:covered-table-cell table:number-columns-repeated="4" table:style-name="ce97"/>
          <table:covered-table-cell table:number-columns-repeated="5" table:style-name="ce109" table:content-validation-name="val6"/>
          <table:table-cell table:number-columns-repeated="16329"/>
        </table:table-row>
        <table:table-row table:style-name="ro2">
          <table:table-cell table:style-name="ce3" office:value-type="string" calcext:value-type="string" table:number-columns-spanned="2" table:number-rows-spanned="1">
            <text:p>No</text:p>
          </table:table-cell>
          <table:covered-table-cell table:style-name="ce3"/>
          <table:table-cell table:style-name="ce3" office:value-type="string" calcext:value-type="string" table:number-columns-spanned="9" table:number-rows-spanned="1">
            <text:p>指摘箇所</text:p>
          </table:table-cell>
          <table:covered-table-cell table:number-columns-repeated="8" table:style-name="ce3"/>
          <table:table-cell table:style-name="ce3" office:value-type="string" calcext:value-type="string" table:number-columns-spanned="12" table:number-rows-spanned="1">
            <text:p>指摘事項</text:p>
          </table:table-cell>
          <table:covered-table-cell table:number-columns-repeated="11" table:style-name="ce3"/>
          <table:table-cell table:style-name="ce3" office:value-type="string" calcext:value-type="string" table:number-columns-spanned="12" table:number-rows-spanned="1">
            <text:p>指摘された原因</text:p>
          </table:table-cell>
          <table:covered-table-cell table:number-columns-repeated="11" table:style-name="ce3"/>
          <table:table-cell table:style-name="ce3" office:value-type="string" calcext:value-type="string" table:number-columns-spanned="12" table:number-rows-spanned="1">
            <text:p>対応内容</text:p>
          </table:table-cell>
          <table:covered-table-cell table:number-columns-repeated="11" table:style-name="ce3"/>
          <table:table-cell table:style-name="ce3" office:value-type="string" calcext:value-type="string" table:number-columns-spanned="4" table:number-rows-spanned="1">
            <text:p>対応状況</text:p>
          </table:table-cell>
          <table:covered-table-cell table:number-columns-repeated="3" table:style-name="ce3"/>
          <table:table-cell table:style-name="ce3" office:value-type="string" calcext:value-type="string" table:number-columns-spanned="4" table:number-rows-spanned="1">
            <text:p>確認</text:p>
          </table:table-cell>
          <table:covered-table-cell table:number-columns-repeated="3" table:style-name="ce3"/>
          <table:table-cell table:number-columns-repeated="16329"/>
        </table:table-row>
        <table:table-row table:style-name="ro4">
          <table:table-cell table:style-name="ce43" table:formula="of:=MAX([.A$9]:INDIRECT(&quot;A&quot;&amp;ROW()-1))+1" office:value-type="float" office:value="1" calcext:value-type="float" table:number-columns-spanned="2" table:number-rows-spanned="5">
            <text:p>1</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2" calcext:value-type="float" table:number-columns-spanned="2" table:number-rows-spanned="5">
            <text:p>2</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3" calcext:value-type="float" table:number-columns-spanned="2" table:number-rows-spanned="5">
            <text:p>3</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4" calcext:value-type="float" table:number-columns-spanned="2" table:number-rows-spanned="5">
            <text:p>4</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5" calcext:value-type="float" table:number-columns-spanned="2" table:number-rows-spanned="5">
            <text:p>5</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6" calcext:value-type="float" table:number-columns-spanned="2" table:number-rows-spanned="5">
            <text:p>6</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1">
          <table:table-cell table:style-name="ce43" table:formula="of:=MAX([.A$9]:INDIRECT(&quot;A&quot;&amp;ROW()-1))+1" office:value-type="float" office:value="7" calcext:value-type="float" table:number-columns-spanned="2" table:number-rows-spanned="5">
            <text:p>7</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8" calcext:value-type="float" table:number-columns-spanned="2" table:number-rows-spanned="5">
            <text:p>8</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9" calcext:value-type="float" table:number-columns-spanned="2" table:number-rows-spanned="5">
            <text:p>9</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0" calcext:value-type="float" table:number-columns-spanned="2" table:number-rows-spanned="5">
            <text:p>10</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1" calcext:value-type="float" table:number-columns-spanned="2" table:number-rows-spanned="5">
            <text:p>11</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2" calcext:value-type="float" table:number-columns-spanned="2" table:number-rows-spanned="5">
            <text:p>12</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3" calcext:value-type="float" table:number-columns-spanned="2" table:number-rows-spanned="5">
            <text:p>13</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4" calcext:value-type="float" table:number-columns-spanned="2" table:number-rows-spanned="5">
            <text:p>14</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5" calcext:value-type="float" table:number-columns-spanned="2" table:number-rows-spanned="5">
            <text:p>15</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6" calcext:value-type="float" table:number-columns-spanned="2" table:number-rows-spanned="5">
            <text:p>16</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7" calcext:value-type="float" table:number-columns-spanned="2" table:number-rows-spanned="5">
            <text:p>17</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8" calcext:value-type="float" table:number-columns-spanned="2" table:number-rows-spanned="5">
            <text:p>18</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19" calcext:value-type="float" table:number-columns-spanned="2" table:number-rows-spanned="5">
            <text:p>19</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table-cell table:style-name="ce43" table:formula="of:=MAX([.A$9]:INDIRECT(&quot;A&quot;&amp;ROW()-1))+1" office:value-type="float" office:value="20" calcext:value-type="float" table:number-columns-spanned="2" table:number-rows-spanned="5">
            <text:p>20</text:p>
          </table:table-cell>
          <table:covered-table-cell table:style-name="ce45"/>
          <table:table-cell table:style-name="ce47" table:number-columns-spanned="9" table:number-rows-spanned="5"/>
          <table:covered-table-cell table:number-columns-repeated="8"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53" table:number-columns-spanned="12" table:number-rows-spanned="5"/>
          <table:covered-table-cell table:number-columns-repeated="11" table:style-name="ce49"/>
          <table:table-cell table:style-name="ce63" table:content-validation-name="val5" table:number-columns-spanned="4" table:number-rows-spanned="5"/>
          <table:covered-table-cell table:number-columns-repeated="3" table:style-name="ce65" table:content-validation-name="val5"/>
          <table:table-cell table:style-name="ce70" table:content-validation-name="val7" table:number-columns-spanned="4" table:number-rows-spanned="5"/>
          <table:covered-table-cell table:number-columns-repeated="3" table:style-name="ce72"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0">
          <table:covered-table-cell table:style-name="ce44"/>
          <table:covered-table-cell table:style-name="ce46"/>
          <table:covered-table-cell table:style-name="ce48"/>
          <table:covered-table-cell table:number-columns-repeated="8"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48"/>
          <table:covered-table-cell table:number-columns-repeated="11" table:style-name="ce50"/>
          <table:covered-table-cell table:style-name="ce64" table:content-validation-name="val5"/>
          <table:covered-table-cell table:number-columns-repeated="3" table:style-name="ce66" table:content-validation-name="val5"/>
          <table:covered-table-cell table:style-name="ce71" table:content-validation-name="val7"/>
          <table:covered-table-cell table:number-columns-repeated="3" table:style-name="ce73" table:content-validation-name="val7"/>
          <table:table-cell table:number-columns-repeated="16329"/>
        </table:table-row>
        <table:table-row table:style-name="ro2" table:number-rows-repeated="1048466">
          <table:table-cell table:number-columns-repeated="16384"/>
        </table:table-row>
        <table:table-row table:style-name="ro2">
          <table:table-cell table:number-columns-repeated="16384"/>
        </table:table-row>
        <calcext:conditional-formats>
          <calcext:conditional-format calcext:target-range-address="'レビュー記録表_Task.29'.A10:'レビュー記録表_Task.29'.BC109">
            <calcext:condition calcext:apply-style-name="ConditionalStyle_22" calcext:value="formula-is([.$AZ10]=&quot;NG&quot;)" calcext:base-cell-address="'レビュー記録表_Task.29'.A10"/>
            <calcext:condition calcext:apply-style-name="ConditionalStyle_23" calcext:value="formula-is(AND([.$AV10]=&quot;対応不要&quot;;[.$AZ10]=&quot;OK&quot;))" calcext:base-cell-address="'レビュー記録表_Task.29'.A10"/>
            <calcext:condition calcext:apply-style-name="ConditionalStyle_24" calcext:value="formula-is(AND([.$AV10]=&quot;完了&quot;;[.$AZ10]=&quot;OK&quot;))" calcext:base-cell-address="'レビュー記録表_Task.29'.A10"/>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Times New Roman" svg:font-family="'Times New Roman'" style:font-family-generic="swiss" style:font-pitch="variable"/>
    <style:font-face style:name="ＭＳ Ｐゴシック" svg:font-family="'ＭＳ Ｐゴシック'" style:font-family-generic="swiss"/>
    <style:font-face style:name="ＭＳ Ｐゴシック1" svg:font-family="'ＭＳ Ｐゴシック'" style:font-family-generic="moder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5f_開発計画_5f_110720_5f_v11" style:display-name="標準_開発計画_110720_v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ConditionalStyle_5f_22" style:display-name="ConditionalStyle_22" style:family="table-cell" style:parent-style-name="Default">
      <style:table-cell-properties fo:background-color="#fac090"/>
    </style:style>
    <style:style style:name="ConditionalStyle_5f_23" style:display-name="ConditionalStyle_23" style:family="table-cell" style:parent-style-name="Default">
      <style:table-cell-properties fo:background-color="#a6a6a6"/>
    </style:style>
    <style:style style:name="ConditionalStyle_5f_24" style:display-name="ConditionalStyle_24" style:family="table-cell" style:parent-style-name="Default">
      <style:table-cell-properties fo:background-color="#808080"/>
    </style:style>
    <style:style style:name="ConditionalStyle_5f_19" style:display-name="ConditionalStyle_19" style:family="table-cell" style:parent-style-name="Default">
      <style:table-cell-properties fo:background-color="#fac090"/>
    </style:style>
    <style:style style:name="ConditionalStyle_5f_20" style:display-name="ConditionalStyle_20" style:family="table-cell" style:parent-style-name="Default">
      <style:table-cell-properties fo:background-color="#a6a6a6"/>
    </style:style>
    <style:style style:name="ConditionalStyle_5f_21" style:display-name="ConditionalStyle_21" style:family="table-cell" style:parent-style-name="Default">
      <style:table-cell-properties fo:background-color="#808080"/>
    </style:style>
    <style:style style:name="ConditionalStyle_5f_1" style:display-name="ConditionalStyle_1" style:family="table-cell" style:parent-style-name="Default">
      <style:table-cell-properties fo:background-color="#808080"/>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fac090"/>
    </style:style>
    <style:style style:name="ConditionalStyle_5f_4" style:display-name="ConditionalStyle_4" style:family="table-cell" style:parent-style-name="Default">
      <style:table-cell-properties fo:background-color="#808080"/>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808080"/>
    </style:style>
    <style:style style:name="ConditionalStyle_5f_8" style:display-name="ConditionalStyle_8" style:family="table-cell" style:parent-style-name="Default">
      <style:table-cell-properties fo:background-color="#a6a6a6"/>
    </style:style>
    <style:style style:name="ConditionalStyle_5f_9" style:display-name="ConditionalStyle_9" style:family="table-cell" style:parent-style-name="Default">
      <style:table-cell-properties fo:background-color="#fac090"/>
    </style:style>
    <style:style style:name="ConditionalStyle_5f_10" style:display-name="ConditionalStyle_10" style:family="table-cell" style:parent-style-name="Default">
      <style:table-cell-properties fo:background-color="#808080"/>
    </style:style>
    <style:style style:name="ConditionalStyle_5f_11" style:display-name="ConditionalStyle_11" style:family="table-cell" style:parent-style-name="Default">
      <style:table-cell-properties fo:background-color="#a6a6a6"/>
    </style:style>
    <style:style style:name="ConditionalStyle_5f_12" style:display-name="ConditionalStyle_12" style:family="table-cell" style:parent-style-name="Default">
      <style:table-cell-properties fo:background-color="#fac090"/>
    </style:style>
    <style:style style:name="ConditionalStyle_5f_13" style:display-name="ConditionalStyle_13" style:family="table-cell" style:parent-style-name="Default">
      <style:table-cell-properties fo:background-color="#808080"/>
    </style:style>
    <style:style style:name="ConditionalStyle_5f_14" style:display-name="ConditionalStyle_14" style:family="table-cell" style:parent-style-name="Default">
      <style:table-cell-properties fo:background-color="#a6a6a6"/>
    </style:style>
    <style:style style:name="ConditionalStyle_5f_15" style:display-name="ConditionalStyle_15" style:family="table-cell" style:parent-style-name="Default">
      <style:table-cell-properties fo:background-color="#fac090"/>
    </style:style>
    <style:style style:name="ConditionalStyle_5f_16" style:display-name="ConditionalStyle_16" style:family="table-cell" style:parent-style-name="Default">
      <style:table-cell-properties fo:background-color="#808080"/>
    </style:style>
    <style:style style:name="ConditionalStyle_5f_17" style:display-name="ConditionalStyle_17" style:family="table-cell" style:parent-style-name="Default">
      <style:table-cell-properties fo:background-color="#a6a6a6"/>
    </style:style>
    <style:style style:name="ConditionalStyle_5f_18" style:display-name="ConditionalStyle_18" style:family="table-cell" style:parent-style-name="Default">
      <style:table-cell-properties fo:background-color="#fac090"/>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56%"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2">
      <style:page-layout-properties fo:page-width="29.7cm" fo:page-height="21.001cm" style:num-format="1" style:print-orientation="landscape" fo:margin-top="1.9cm" fo:margin-bottom="1.9cm" fo:margin-left="0.6cm" fo:margin-right="0.6cm" style:print-page-order="ttb" style:first-page-number="continue" style:scale-to="5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レビュー前セルフチェック記録表_5f_Task._25cf__25cf_" style:display-name="PageStyle_レビュー前セルフチェック記録表_Task.●●" style:page-layout-name="Mpm1">
      <style:header>
        <text:p><text:span text:style-name="MT1"><text:sheet-name>???</text:sheet-name></text:span></text:p>
      </style:header>
      <style:header-left style:display="false"/>
      <style:header-first style:display="false"/>
      <style:footer>
        <text:p><text:span text:style-name="MT1">ページ </text:span><text:span text:style-name="MT1"><text:page-number>1</text:page-number></text:span></text:p>
      </style:footer>
      <style:footer-left style:display="false"/>
      <style:footer-first style:display="false"/>
    </style:master-page>
    <style:master-page style:name="PageStyle_5f_レビュー記録表_5f_Task._25cf__25cf_" style:display-name="PageStyle_レビュー記録表_Task.●●"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6-09T05:01:32</meta:creation-date>
    <meta:initial-creator>User</meta:initial-creator>
    <dc:language>ja-JP</dc:language>
    <meta:print-date>2017-02-20T01:11:22</meta:print-date>
    <dc:date>2025-10-16T15:13:09.158000000</dc:date>
    <meta:editing-cycles>35</meta:editing-cycles>
    <meta:editing-duration>PT1H40M52S</meta:editing-duration>
    <meta:generator>LibreOffice/7.4.3.2$Windows_X86_64 LibreOffice_project/1048a8393ae2eeec98dff31b5c133c5f1d08b890</meta:generator>
    <meta:document-statistic meta:table-count="2" meta:cell-count="189" meta:object-count="1"/>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